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9524be" officeooo:paragraph-rsid="02536536"/>
    </style:style>
    <style:style style:name="P2" style:family="paragraph" style:parent-style-name="Text_20_body">
      <style:text-properties officeooo:paragraph-rsid="0255035f"/>
    </style:style>
    <style:style style:name="P3" style:family="paragraph" style:parent-style-name="Text_20_body">
      <style:text-properties officeooo:paragraph-rsid="0256e2d0"/>
    </style:style>
    <style:style style:name="P4" style:family="paragraph" style:parent-style-name="Text_20_body">
      <style:text-properties officeooo:paragraph-rsid="0258a619"/>
    </style:style>
    <style:style style:name="P5" style:family="paragraph" style:parent-style-name="Text_20_body">
      <style:text-properties officeooo:paragraph-rsid="025a010f"/>
    </style:style>
    <style:style style:name="P6" style:family="paragraph" style:parent-style-name="Text_20_body">
      <style:text-properties officeooo:paragraph-rsid="025ad498"/>
    </style:style>
    <style:style style:name="P7" style:family="paragraph" style:parent-style-name="Text_20_body">
      <style:text-properties officeooo:paragraph-rsid="025f8323"/>
    </style:style>
    <style:style style:name="P8" style:family="paragraph" style:parent-style-name="Text_20_body">
      <style:text-properties officeooo:paragraph-rsid="0264823e"/>
    </style:style>
    <style:style style:name="P9" style:family="paragraph" style:parent-style-name="Text_20_body">
      <style:text-properties officeooo:rsid="0255035f" officeooo:paragraph-rsid="0255035f"/>
    </style:style>
    <style:style style:name="P10" style:family="paragraph" style:parent-style-name="Text_20_body">
      <style:text-properties officeooo:rsid="0256e2d0" officeooo:paragraph-rsid="0256e2d0"/>
    </style:style>
    <style:style style:name="P11" style:family="paragraph" style:parent-style-name="Text_20_body">
      <style:text-properties officeooo:rsid="025a697d" officeooo:paragraph-rsid="025a010f"/>
    </style:style>
    <style:style style:name="P12" style:family="paragraph" style:parent-style-name="Text_20_body">
      <style:text-properties fo:font-weight="bold" officeooo:rsid="025f8323" officeooo:paragraph-rsid="025f8323" style:font-weight-asian="bold" style:font-weight-complex="bold"/>
    </style:style>
    <style:style style:name="P13" style:family="paragraph" style:parent-style-name="Text_20_body">
      <style:text-properties officeooo:rsid="02628c1f" officeooo:paragraph-rsid="02628c1f"/>
    </style:style>
    <style:style style:name="P14" style:family="paragraph" style:parent-style-name="Text_20_body">
      <style:text-properties officeooo:rsid="0266d423" officeooo:paragraph-rsid="0264823e"/>
    </style:style>
    <style:style style:name="P15" style:family="paragraph" style:parent-style-name="Text_20_body">
      <style:text-properties officeooo:rsid="027461d6" officeooo:paragraph-rsid="027461d6"/>
    </style:style>
    <style:style style:name="P16" style:family="paragraph" style:parent-style-name="Text_20_body">
      <style:text-properties officeooo:rsid="027f5b42" officeooo:paragraph-rsid="027f5b42"/>
    </style:style>
    <style:style style:name="P17" style:family="paragraph" style:parent-style-name="Text_20_body">
      <style:text-properties officeooo:rsid="0280ff85" officeooo:paragraph-rsid="0280ff85"/>
    </style:style>
    <style:style style:name="P18" style:family="paragraph" style:parent-style-name="Text_20_body">
      <style:text-properties officeooo:rsid="0280ff85" officeooo:paragraph-rsid="02a39e83"/>
    </style:style>
    <style:style style:name="P19" style:family="paragraph" style:parent-style-name="Text_20_body">
      <style:text-properties officeooo:rsid="0280ff85" officeooo:paragraph-rsid="02aa887b"/>
    </style:style>
    <style:style style:name="P20" style:family="paragraph" style:parent-style-name="Text_20_body">
      <style:text-properties officeooo:rsid="0280ff85" officeooo:paragraph-rsid="02ad1629"/>
    </style:style>
    <style:style style:name="P21" style:family="paragraph" style:parent-style-name="Text_20_body">
      <style:text-properties officeooo:rsid="0280ff85" officeooo:paragraph-rsid="02dc2f47"/>
    </style:style>
    <style:style style:name="P22" style:family="paragraph" style:parent-style-name="Text_20_body">
      <style:text-properties officeooo:rsid="0280ff85" officeooo:paragraph-rsid="02e7808c"/>
    </style:style>
    <style:style style:name="P23" style:family="paragraph" style:parent-style-name="Text_20_body">
      <style:text-properties officeooo:rsid="0280ff85" officeooo:paragraph-rsid="02eba014"/>
    </style:style>
    <style:style style:name="P24" style:family="paragraph" style:parent-style-name="Text_20_body">
      <style:text-properties officeooo:rsid="0280ff85" officeooo:paragraph-rsid="02ebd137"/>
    </style:style>
    <style:style style:name="P25" style:family="paragraph" style:parent-style-name="Text_20_body">
      <style:text-properties officeooo:rsid="0280ff85" officeooo:paragraph-rsid="02ef7f58"/>
    </style:style>
    <style:style style:name="P26" style:family="paragraph" style:parent-style-name="Text_20_body">
      <style:text-properties officeooo:rsid="0280ff85" officeooo:paragraph-rsid="02f1b49a"/>
    </style:style>
    <style:style style:name="P27" style:family="paragraph" style:parent-style-name="Text_20_body">
      <style:text-properties officeooo:rsid="0280ff85" officeooo:paragraph-rsid="02f36861"/>
    </style:style>
    <style:style style:name="P28" style:family="paragraph" style:parent-style-name="Text_20_body">
      <style:text-properties officeooo:rsid="0280ff85" officeooo:paragraph-rsid="02f5b433"/>
    </style:style>
    <style:style style:name="P29" style:family="paragraph" style:parent-style-name="Text_20_body">
      <style:text-properties officeooo:rsid="0280ff85" officeooo:paragraph-rsid="02f6e297"/>
    </style:style>
    <style:style style:name="P30" style:family="paragraph" style:parent-style-name="Text_20_body">
      <style:text-properties officeooo:rsid="0280ff85" officeooo:paragraph-rsid="02f9164d"/>
    </style:style>
    <style:style style:name="P31" style:family="paragraph" style:parent-style-name="Text_20_body">
      <style:text-properties officeooo:rsid="0280ff85" officeooo:paragraph-rsid="02fbacf9"/>
    </style:style>
    <style:style style:name="P32" style:family="paragraph" style:parent-style-name="Text_20_body">
      <style:text-properties officeooo:rsid="0280ff85" officeooo:paragraph-rsid="02fccb40"/>
    </style:style>
    <style:style style:name="P33" style:family="paragraph" style:parent-style-name="Text_20_body">
      <style:text-properties officeooo:rsid="0280ff85" officeooo:paragraph-rsid="030223a3"/>
    </style:style>
    <style:style style:name="P34" style:family="paragraph" style:parent-style-name="Text_20_body">
      <style:text-properties officeooo:rsid="0280ff85" officeooo:paragraph-rsid="03097bee"/>
    </style:style>
    <style:style style:name="P35" style:family="paragraph" style:parent-style-name="Text_20_body">
      <style:text-properties officeooo:rsid="0280ff85" officeooo:paragraph-rsid="030b0dcf"/>
    </style:style>
    <style:style style:name="P36" style:family="paragraph" style:parent-style-name="Text_20_body">
      <style:text-properties officeooo:rsid="0280ff85" officeooo:paragraph-rsid="0311c598"/>
    </style:style>
    <style:style style:name="P37" style:family="paragraph" style:parent-style-name="Text_20_body">
      <style:text-properties officeooo:paragraph-rsid="02cee236"/>
    </style:style>
    <style:style style:name="P38" style:family="paragraph" style:parent-style-name="Text_20_body">
      <style:text-properties officeooo:paragraph-rsid="02d0d9a3"/>
    </style:style>
    <style:style style:name="P39" style:family="paragraph" style:parent-style-name="Text_20_body">
      <style:text-properties officeooo:paragraph-rsid="02d60c90"/>
    </style:style>
    <style:style style:name="P40" style:family="paragraph" style:parent-style-name="Text_20_body">
      <style:text-properties officeooo:paragraph-rsid="02d8252f"/>
    </style:style>
    <style:style style:name="P41" style:family="paragraph" style:parent-style-name="Text_20_body">
      <style:text-properties officeooo:paragraph-rsid="02da18f1"/>
    </style:style>
    <style:style style:name="P42" style:family="paragraph" style:parent-style-name="Text_20_body">
      <style:text-properties officeooo:paragraph-rsid="0307a071"/>
    </style:style>
    <style:style style:name="P43" style:family="paragraph" style:parent-style-name="Text_20_body">
      <style:text-properties officeooo:paragraph-rsid="0312ce87"/>
    </style:style>
    <style:style style:name="P44" style:family="paragraph" style:parent-style-name="Heading_20_1">
      <style:text-properties officeooo:rsid="0255035f" officeooo:paragraph-rsid="0255035f"/>
    </style:style>
    <style:style style:name="P45" style:family="paragraph" style:parent-style-name="Text_20_body" style:list-style-name="L1">
      <style:text-properties officeooo:paragraph-rsid="026ca408"/>
    </style:style>
    <style:style style:name="P46" style:family="paragraph" style:parent-style-name="Text_20_body" style:list-style-name="L1">
      <style:text-properties officeooo:paragraph-rsid="026cbb06"/>
    </style:style>
    <style:style style:name="P47" style:family="paragraph" style:parent-style-name="Text_20_body" style:list-style-name="L1">
      <style:text-properties officeooo:paragraph-rsid="02715cf0"/>
    </style:style>
    <style:style style:name="P48" style:family="paragraph" style:parent-style-name="Text_20_body" style:list-style-name="L1">
      <style:text-properties officeooo:paragraph-rsid="027461d6"/>
    </style:style>
    <style:style style:name="P49" style:family="paragraph" style:parent-style-name="Text_20_body" style:list-style-name="L1">
      <style:text-properties officeooo:rsid="0267cb66" officeooo:paragraph-rsid="0267cb66"/>
    </style:style>
    <style:style style:name="P50" style:family="paragraph" style:parent-style-name="Text_20_body" style:list-style-name="L1">
      <style:text-properties officeooo:rsid="0268ad4a" officeooo:paragraph-rsid="0268ad4a"/>
    </style:style>
    <style:style style:name="P51" style:family="paragraph" style:parent-style-name="Text_20_body" style:list-style-name="L1">
      <style:text-properties officeooo:rsid="026c3905" officeooo:paragraph-rsid="026c3905"/>
    </style:style>
    <style:style style:name="P52" style:family="paragraph" style:parent-style-name="Text_20_body" style:list-style-name="L2">
      <style:text-properties officeooo:paragraph-rsid="0282ce23"/>
    </style:style>
    <style:style style:name="P53" style:family="paragraph" style:parent-style-name="Text_20_body" style:list-style-name="L2">
      <style:text-properties officeooo:paragraph-rsid="027a3d78"/>
    </style:style>
    <style:style style:name="P54" style:family="paragraph" style:parent-style-name="Text_20_body" style:list-style-name="L2">
      <style:text-properties officeooo:paragraph-rsid="027c0751"/>
    </style:style>
    <style:style style:name="P55" style:family="paragraph" style:parent-style-name="Text_20_body" style:list-style-name="L2">
      <style:text-properties officeooo:paragraph-rsid="027d1ef7"/>
    </style:style>
    <style:style style:name="P56" style:family="paragraph" style:parent-style-name="Text_20_body" style:list-style-name="L2">
      <style:text-properties officeooo:paragraph-rsid="0295e8c8"/>
    </style:style>
    <style:style style:name="P57" style:family="paragraph" style:parent-style-name="Text_20_body" style:list-style-name="L2">
      <style:text-properties officeooo:paragraph-rsid="027e58ad"/>
    </style:style>
    <style:style style:name="P58" style:family="paragraph" style:parent-style-name="Text_20_body" style:list-style-name="L2">
      <style:text-properties officeooo:rsid="027a3d78" officeooo:paragraph-rsid="0282ce23"/>
    </style:style>
    <style:style style:name="P59" style:family="paragraph" style:parent-style-name="Text_20_body" style:list-style-name="L2">
      <style:text-properties officeooo:rsid="0282ce23" officeooo:paragraph-rsid="0282ce23"/>
    </style:style>
    <style:style style:name="P60" style:family="paragraph" style:parent-style-name="Text_20_body" style:list-style-name="L2">
      <style:text-properties officeooo:rsid="027f8287" officeooo:paragraph-rsid="027f8287"/>
    </style:style>
    <style:style style:name="P61" style:family="paragraph" style:parent-style-name="Text_20_body" style:list-style-name="L2">
      <style:text-properties officeooo:rsid="027f5b42" officeooo:paragraph-rsid="027f8287"/>
    </style:style>
    <style:style style:name="P62" style:family="paragraph" style:parent-style-name="Text_20_body" style:list-style-name="L2">
      <style:text-properties officeooo:rsid="027f5b42" officeooo:paragraph-rsid="027f5b42"/>
    </style:style>
    <style:style style:name="P63" style:family="paragraph" style:parent-style-name="Text_20_body">
      <style:text-properties officeooo:rsid="02a60bfb" officeooo:paragraph-rsid="02a60bfb"/>
    </style:style>
    <style:style style:name="P64" style:family="paragraph" style:parent-style-name="Text_20_body">
      <style:text-properties officeooo:rsid="02a800ac" officeooo:paragraph-rsid="0280ff85"/>
    </style:style>
    <style:style style:name="P65" style:family="paragraph" style:parent-style-name="Text_20_body">
      <style:text-properties officeooo:rsid="02a9b93a" officeooo:paragraph-rsid="02a9b93a"/>
    </style:style>
    <style:style style:name="P66" style:family="paragraph" style:parent-style-name="Text_20_body">
      <style:text-properties officeooo:rsid="02aa887b" officeooo:paragraph-rsid="02aa887b"/>
    </style:style>
    <style:style style:name="P67" style:family="paragraph" style:parent-style-name="Text_20_body">
      <style:text-properties officeooo:rsid="02ab30a1" officeooo:paragraph-rsid="02aa887b"/>
    </style:style>
    <style:style style:name="P68" style:family="paragraph" style:parent-style-name="Text_20_body">
      <style:text-properties officeooo:rsid="02af4776" officeooo:paragraph-rsid="02af4776"/>
    </style:style>
    <style:style style:name="P69" style:family="paragraph" style:parent-style-name="Text_20_body" style:list-style-name="L3">
      <style:text-properties officeooo:rsid="0280ff85" officeooo:paragraph-rsid="02af4776"/>
    </style:style>
    <style:style style:name="P70" style:family="paragraph" style:parent-style-name="Text_20_body" style:list-style-name="L3">
      <style:text-properties officeooo:rsid="0280ff85" officeooo:paragraph-rsid="02b6387b"/>
    </style:style>
    <style:style style:name="P71" style:family="paragraph" style:parent-style-name="Text_20_body" style:list-style-name="L3">
      <style:text-properties officeooo:rsid="02b2ab5a" officeooo:paragraph-rsid="02b2ab5a"/>
    </style:style>
    <style:style style:name="P72" style:family="paragraph" style:parent-style-name="Text_20_body">
      <style:text-properties officeooo:rsid="02b2ab5a" officeooo:paragraph-rsid="02b2ab5a"/>
    </style:style>
    <style:style style:name="P73" style:family="paragraph" style:parent-style-name="Text_20_body" style:list-style-name="L3">
      <style:text-properties officeooo:rsid="02b3cb01" officeooo:paragraph-rsid="02b3cb01"/>
    </style:style>
    <style:style style:name="P74" style:family="paragraph" style:parent-style-name="Text_20_body" style:list-style-name="L3">
      <style:text-properties officeooo:rsid="02b45f35" officeooo:paragraph-rsid="02b45f35"/>
    </style:style>
    <style:style style:name="P75" style:family="paragraph" style:parent-style-name="Text_20_body">
      <style:text-properties officeooo:rsid="02b8fe50" officeooo:paragraph-rsid="02b6387b"/>
    </style:style>
    <style:style style:name="P76" style:family="paragraph" style:parent-style-name="Text_20_body" style:list-style-name="L4">
      <style:text-properties officeooo:paragraph-rsid="02bbef79"/>
    </style:style>
    <style:style style:name="P77" style:family="paragraph" style:parent-style-name="Text_20_body" style:list-style-name="L4">
      <style:text-properties officeooo:paragraph-rsid="02c5e023"/>
    </style:style>
    <style:style style:name="P78" style:family="paragraph" style:parent-style-name="Text_20_body" style:list-style-name="L4">
      <style:text-properties officeooo:rsid="02bbef79" officeooo:paragraph-rsid="02bbef79"/>
    </style:style>
    <style:style style:name="P79" style:family="paragraph" style:parent-style-name="Text_20_body" style:list-style-name="L4">
      <style:text-properties officeooo:rsid="02c05506" officeooo:paragraph-rsid="02c05506"/>
    </style:style>
    <style:style style:name="P80" style:family="paragraph" style:parent-style-name="Text_20_body" style:list-style-name="L4">
      <style:text-properties officeooo:rsid="02c1554b" officeooo:paragraph-rsid="02c1554b"/>
    </style:style>
    <style:style style:name="P81" style:family="paragraph" style:parent-style-name="Text_20_body" style:list-style-name="L4">
      <style:text-properties officeooo:rsid="02c33f5a" officeooo:paragraph-rsid="02c33f5a"/>
    </style:style>
    <style:style style:name="P82" style:family="paragraph" style:parent-style-name="Text_20_body" style:list-style-name="L4">
      <style:text-properties officeooo:rsid="02c41c15" officeooo:paragraph-rsid="02c41c15"/>
    </style:style>
    <style:style style:name="P83" style:family="paragraph" style:parent-style-name="Text_20_body" style:list-style-name="L4">
      <style:text-properties officeooo:rsid="02c5e023" officeooo:paragraph-rsid="02c5e023"/>
    </style:style>
    <style:style style:name="P84" style:family="paragraph" style:parent-style-name="Text_20_body">
      <style:text-properties officeooo:rsid="02c78805" officeooo:paragraph-rsid="02c5e023"/>
    </style:style>
    <style:style style:name="P85" style:family="paragraph" style:parent-style-name="Text_20_body">
      <style:text-properties officeooo:rsid="02cb63f2" officeooo:paragraph-rsid="02cb63f2"/>
    </style:style>
    <style:style style:name="P86" style:family="paragraph" style:parent-style-name="Text_20_body">
      <style:text-properties officeooo:rsid="02cd5c5a" officeooo:paragraph-rsid="02cd5c5a"/>
    </style:style>
    <style:style style:name="P87" style:family="paragraph" style:parent-style-name="Text_20_body">
      <style:text-properties officeooo:rsid="02cee236" officeooo:paragraph-rsid="02cee236"/>
    </style:style>
    <style:style style:name="P88" style:family="paragraph" style:parent-style-name="Text_20_body">
      <style:text-properties officeooo:rsid="02d0d9a3" officeooo:paragraph-rsid="02cee236"/>
    </style:style>
    <style:style style:name="P89" style:family="paragraph" style:parent-style-name="Text_20_body">
      <style:text-properties officeooo:rsid="02d24d1d" officeooo:paragraph-rsid="02d0d9a3"/>
    </style:style>
    <style:style style:name="P90" style:family="paragraph" style:parent-style-name="Text_20_body">
      <style:text-properties officeooo:rsid="02d30f0a" officeooo:paragraph-rsid="02d30f0a"/>
    </style:style>
    <style:style style:name="P91" style:family="paragraph" style:parent-style-name="Text_20_body">
      <style:text-properties officeooo:rsid="02c68f0f" officeooo:paragraph-rsid="02c5e023"/>
    </style:style>
    <style:style style:name="P92" style:family="paragraph" style:parent-style-name="Text_20_body">
      <style:text-properties officeooo:rsid="02d496a4" officeooo:paragraph-rsid="02d496a4"/>
    </style:style>
    <style:style style:name="P93" style:family="paragraph" style:parent-style-name="Text_20_body">
      <style:text-properties officeooo:rsid="02d6778b" officeooo:paragraph-rsid="02d60c90"/>
    </style:style>
    <style:style style:name="P94" style:family="paragraph" style:parent-style-name="Text_20_body">
      <style:text-properties officeooo:rsid="02d8252f" officeooo:paragraph-rsid="02d8252f"/>
    </style:style>
    <style:style style:name="P95" style:family="paragraph" style:parent-style-name="Text_20_body">
      <style:text-properties officeooo:rsid="02d9c8e3" officeooo:paragraph-rsid="02d9c8e3"/>
    </style:style>
    <style:style style:name="P96" style:family="paragraph" style:parent-style-name="Text_20_body">
      <style:text-properties officeooo:rsid="02da18f1" officeooo:paragraph-rsid="02da18f1"/>
    </style:style>
    <style:style style:name="P97" style:family="paragraph" style:parent-style-name="Text_20_body">
      <style:text-properties officeooo:rsid="02dab9e2" officeooo:paragraph-rsid="02dab9e2"/>
    </style:style>
    <style:style style:name="P98" style:family="paragraph" style:parent-style-name="Text_20_body">
      <style:text-properties officeooo:rsid="02db13b0" officeooo:paragraph-rsid="02db13b0"/>
    </style:style>
    <style:style style:name="P99" style:family="paragraph" style:parent-style-name="Text_20_body">
      <style:text-properties officeooo:rsid="02de1073" officeooo:paragraph-rsid="02de1073"/>
    </style:style>
    <style:style style:name="P100" style:family="paragraph" style:parent-style-name="Text_20_body">
      <style:text-properties officeooo:rsid="02defbae" officeooo:paragraph-rsid="02defbae"/>
    </style:style>
    <style:style style:name="P101" style:family="paragraph" style:parent-style-name="Text_20_body">
      <style:text-properties officeooo:rsid="02e0774c" officeooo:paragraph-rsid="02e0774c"/>
    </style:style>
    <style:style style:name="P102" style:family="paragraph" style:parent-style-name="Text_20_body">
      <style:text-properties officeooo:rsid="02e55841" officeooo:paragraph-rsid="02eba014"/>
    </style:style>
    <style:style style:name="P103" style:family="paragraph" style:parent-style-name="Text_20_body">
      <style:text-properties officeooo:rsid="02e55841" officeooo:paragraph-rsid="02e55841"/>
    </style:style>
    <style:style style:name="P104" style:family="paragraph" style:parent-style-name="Text_20_body">
      <style:text-properties officeooo:rsid="02e69b17" officeooo:paragraph-rsid="02eafe4e"/>
    </style:style>
    <style:style style:name="P105" style:family="paragraph" style:parent-style-name="Text_20_body">
      <style:text-properties officeooo:rsid="02e8719e" officeooo:paragraph-rsid="02e7808c"/>
    </style:style>
    <style:style style:name="P106" style:family="paragraph" style:parent-style-name="Text_20_body">
      <style:text-properties officeooo:rsid="02ea700b" officeooo:paragraph-rsid="02ea700b"/>
    </style:style>
    <style:style style:name="P107" style:family="paragraph" style:parent-style-name="Text_20_body">
      <style:text-properties officeooo:rsid="02f0d50e" officeooo:paragraph-rsid="02ef7f58"/>
    </style:style>
    <style:style style:name="P108" style:family="paragraph" style:parent-style-name="Text_20_body">
      <style:text-properties officeooo:rsid="02f67f5d" officeooo:paragraph-rsid="02f5b433"/>
    </style:style>
    <style:style style:name="P109" style:family="paragraph" style:parent-style-name="Text_20_body">
      <style:text-properties officeooo:rsid="02f67f5d" officeooo:paragraph-rsid="02f67f5d"/>
    </style:style>
    <style:style style:name="P110" style:family="paragraph" style:parent-style-name="Text_20_body">
      <style:text-properties officeooo:rsid="02f95ab4" officeooo:paragraph-rsid="02f9164d"/>
    </style:style>
    <style:style style:name="P111" style:family="paragraph" style:parent-style-name="Text_20_body">
      <style:text-properties officeooo:rsid="02fc042d" officeooo:paragraph-rsid="02fc042d"/>
    </style:style>
    <style:style style:name="P112" style:family="paragraph" style:parent-style-name="Text_20_body">
      <style:text-properties officeooo:rsid="02fc0f08" officeooo:paragraph-rsid="02fc042d"/>
    </style:style>
    <style:style style:name="P113" style:family="paragraph" style:parent-style-name="Text_20_body" style:list-style-name="L5">
      <style:text-properties officeooo:rsid="02fc0f08" officeooo:paragraph-rsid="02fc0f08"/>
    </style:style>
    <style:style style:name="P114" style:family="paragraph" style:parent-style-name="Text_20_body">
      <style:text-properties officeooo:rsid="02fd130d" officeooo:paragraph-rsid="02fccb40"/>
    </style:style>
    <style:style style:name="P115" style:family="paragraph" style:parent-style-name="Text_20_body">
      <style:text-properties officeooo:rsid="02ff819c" officeooo:paragraph-rsid="02ff819c"/>
    </style:style>
    <style:style style:name="P116" style:family="paragraph" style:parent-style-name="Text_20_body">
      <style:text-properties officeooo:rsid="02ffbd8c" officeooo:paragraph-rsid="02ffbd8c"/>
    </style:style>
    <style:style style:name="P117" style:family="paragraph" style:parent-style-name="Text_20_body">
      <style:text-properties officeooo:rsid="03013686" officeooo:paragraph-rsid="03013686"/>
    </style:style>
    <style:style style:name="P118" style:family="paragraph" style:parent-style-name="Text_20_body">
      <style:text-properties officeooo:rsid="0304443b" officeooo:paragraph-rsid="030223a3"/>
    </style:style>
    <style:style style:name="P119" style:family="paragraph" style:parent-style-name="Text_20_body">
      <style:text-properties officeooo:rsid="03071dd1" officeooo:paragraph-rsid="03076e39"/>
    </style:style>
    <style:style style:name="P120" style:family="paragraph" style:parent-style-name="Text_20_body">
      <style:text-properties officeooo:rsid="0307fdec" officeooo:paragraph-rsid="0307fdec"/>
    </style:style>
    <style:style style:name="P121" style:family="paragraph" style:parent-style-name="Text_20_body">
      <style:text-properties officeooo:rsid="030d8256" officeooo:paragraph-rsid="030d8256"/>
    </style:style>
    <style:style style:name="P122" style:family="paragraph" style:parent-style-name="Text_20_body">
      <style:text-properties officeooo:rsid="030e48a0" officeooo:paragraph-rsid="030e48a0"/>
    </style:style>
    <style:style style:name="P123" style:family="paragraph" style:parent-style-name="Text_20_body">
      <style:text-properties officeooo:rsid="0312a29a" officeooo:paragraph-rsid="0311c598"/>
    </style:style>
    <style:style style:name="P124" style:family="paragraph" style:parent-style-name="Text_20_body">
      <style:text-properties officeooo:rsid="031641a5" officeooo:paragraph-rsid="031641a5"/>
    </style:style>
    <style:style style:name="P125" style:family="paragraph" style:parent-style-name="Text_20_body">
      <style:text-properties officeooo:paragraph-rsid="031814cd"/>
    </style:style>
    <style:style style:name="P126" style:family="paragraph" style:parent-style-name="Text_20_body">
      <style:text-properties fo:font-weight="normal" officeooo:paragraph-rsid="031814cd" style:font-weight-asian="normal" style:font-weight-complex="normal"/>
    </style:style>
    <style:style style:name="P127" style:family="paragraph" style:parent-style-name="Text_20_body">
      <style:text-properties fo:font-weight="normal" officeooo:paragraph-rsid="0319a8a6" style:font-weight-asian="normal" style:font-weight-complex="normal"/>
    </style:style>
    <style:style style:name="P128" style:family="paragraph" style:parent-style-name="Text_20_body">
      <style:text-properties fo:font-weight="normal" officeooo:paragraph-rsid="0319d0a3" style:font-weight-asian="normal" style:font-weight-complex="normal"/>
    </style:style>
    <style:style style:name="P129" style:family="paragraph" style:parent-style-name="Text_20_body">
      <style:text-properties fo:font-weight="normal" officeooo:paragraph-rsid="031a33c2" style:font-weight-asian="normal" style:font-weight-complex="normal"/>
    </style:style>
    <style:style style:name="P130" style:family="paragraph" style:parent-style-name="Text_20_body">
      <style:text-properties fo:font-weight="normal" officeooo:paragraph-rsid="031af1ce" style:font-weight-asian="normal" style:font-weight-complex="normal"/>
    </style:style>
    <style:style style:name="P131" style:family="paragraph" style:parent-style-name="Text_20_body">
      <style:text-properties fo:font-weight="normal" officeooo:paragraph-rsid="031bbc2c" style:font-weight-asian="normal" style:font-weight-complex="normal"/>
    </style:style>
    <style:style style:name="P132" style:family="paragraph" style:parent-style-name="Text_20_body">
      <style:text-properties fo:font-weight="normal" officeooo:paragraph-rsid="031d8a72" style:font-weight-asian="normal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weight="normal" officeooo:paragraph-rsid="0321edbb" style:font-weight-asian="normal" style:font-weight-complex="normal"/>
    </style:style>
    <style:style style:name="P134" style:family="paragraph" style:parent-style-name="Text_20_body">
      <style:text-properties fo:font-weight="normal" officeooo:paragraph-rsid="03203b6f" style:font-weight-asian="normal" style:font-weight-complex="normal"/>
    </style:style>
    <style:style style:name="P135" style:family="paragraph" style:parent-style-name="Text_20_body">
      <style:text-properties fo:font-weight="normal" officeooo:paragraph-rsid="03234309" style:font-weight-asian="normal" style:font-weight-complex="normal"/>
    </style:style>
    <style:style style:name="P136" style:family="paragraph" style:parent-style-name="Text_20_body">
      <style:text-properties fo:font-weight="normal" officeooo:paragraph-rsid="0324ed09" style:font-weight-asian="normal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fo:font-style="italic" fo:font-weight="normal" officeooo:paragraph-rsid="031af1ce" style:font-style-asian="italic" style:font-weight-asian="normal" style:font-style-complex="italic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fo:font-style="italic" fo:font-weight="normal" officeooo:paragraph-rsid="031d8a72" style:font-style-asian="italic" style:font-weight-asian="normal" style:font-style-complex="italic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fo:font-style="italic" fo:font-weight="normal" officeooo:paragraph-rsid="03203b6f" style:font-style-asian="italic" style:font-weight-asian="normal" style:font-style-complex="italic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fo:font-style="italic" officeooo:paragraph-rsid="0324ed09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paragraph-rsid="0332f3ca" style:font-style-asian="italic" style:font-style-complex="italic"/>
    </style:style>
    <style:style style:name="P142" style:family="paragraph" style:parent-style-name="Text_20_body">
      <style:paragraph-properties fo:text-align="center" style:justify-single-word="false"/>
      <style:text-properties fo:font-style="italic" officeooo:paragraph-rsid="0335aa2c" style:font-style-asian="italic" style:font-style-complex="italic"/>
    </style:style>
    <style:style style:name="P143" style:family="paragraph" style:parent-style-name="Text_20_body">
      <style:paragraph-properties fo:text-align="center" style:justify-single-word="false"/>
      <style:text-properties fo:font-style="italic" officeooo:paragraph-rsid="0338e936" style:font-style-asian="italic" style:font-style-complex="italic"/>
    </style:style>
    <style:style style:name="P144" style:family="paragraph" style:parent-style-name="Text_20_body">
      <style:paragraph-properties fo:text-align="center" style:justify-single-word="false"/>
      <style:text-properties fo:font-style="italic" officeooo:paragraph-rsid="033a2f3c" style:font-style-asian="italic" style:font-style-complex="italic"/>
    </style:style>
    <style:style style:name="P145" style:family="paragraph" style:parent-style-name="Text_20_body">
      <style:paragraph-properties fo:text-align="center" style:justify-single-word="false"/>
      <style:text-properties fo:font-style="italic" officeooo:paragraph-rsid="033b261a" style:font-style-asian="italic" style:font-style-complex="italic"/>
    </style:style>
    <style:style style:name="P146" style:family="paragraph" style:parent-style-name="Text_20_body">
      <style:paragraph-properties fo:text-align="center" style:justify-single-word="false"/>
      <style:text-properties fo:font-style="italic" officeooo:paragraph-rsid="03459565" style:font-style-asian="italic" style:font-style-complex="italic"/>
    </style:style>
    <style:style style:name="P147" style:family="paragraph" style:parent-style-name="Text_20_body">
      <style:paragraph-properties fo:text-align="center" style:justify-single-word="false"/>
      <style:text-properties fo:font-style="italic" officeooo:paragraph-rsid="03442e8e" style:font-style-asian="italic" style:font-style-complex="italic"/>
    </style:style>
    <style:style style:name="P148" style:family="paragraph" style:parent-style-name="Text_20_body">
      <style:paragraph-properties fo:text-align="center" style:justify-single-word="false"/>
      <style:text-properties fo:font-style="italic" officeooo:paragraph-rsid="033c8121" style:font-style-asian="italic" style:font-style-complex="italic"/>
    </style:style>
    <style:style style:name="P149" style:family="paragraph" style:parent-style-name="Text_20_body">
      <style:paragraph-properties fo:text-align="center" style:justify-single-word="false"/>
      <style:text-properties fo:font-style="italic" officeooo:paragraph-rsid="033d375b" style:font-style-asian="italic" style:font-style-complex="italic"/>
    </style:style>
    <style:style style:name="P150" style:family="paragraph" style:parent-style-name="Text_20_body">
      <style:paragraph-properties fo:text-align="center" style:justify-single-word="false"/>
      <style:text-properties fo:font-style="italic" officeooo:paragraph-rsid="034137b3" style:font-style-asian="italic" style:font-style-complex="italic"/>
    </style:style>
    <style:style style:name="P151" style:family="paragraph" style:parent-style-name="Text_20_body">
      <style:text-properties fo:font-weight="bold" officeooo:paragraph-rsid="031d8a72" style:font-weight-asian="bold" style:font-weight-complex="bold"/>
    </style:style>
    <style:style style:name="P152" style:family="paragraph" style:parent-style-name="Text_20_body">
      <style:text-properties fo:font-weight="bold" officeooo:paragraph-rsid="0324ed09" style:font-weight-asian="bold" style:font-weight-complex="bold"/>
    </style:style>
    <style:style style:name="P153" style:family="paragraph" style:parent-style-name="Text_20_body">
      <style:text-properties officeooo:paragraph-rsid="031f2482"/>
    </style:style>
    <style:style style:name="P154" style:family="paragraph" style:parent-style-name="Text_20_body">
      <style:text-properties officeooo:paragraph-rsid="0324ed09"/>
    </style:style>
    <style:style style:name="P155" style:family="paragraph" style:parent-style-name="Text_20_body" style:list-style-name="L6">
      <style:text-properties officeooo:paragraph-rsid="0324ed09"/>
    </style:style>
    <style:style style:name="P156" style:family="paragraph" style:parent-style-name="Text_20_body">
      <style:text-properties officeooo:paragraph-rsid="03256183"/>
    </style:style>
    <style:style style:name="P157" style:family="paragraph" style:parent-style-name="Text_20_body">
      <style:text-properties officeooo:paragraph-rsid="0325c82d"/>
    </style:style>
    <style:style style:name="P158" style:family="paragraph" style:parent-style-name="Text_20_body">
      <style:text-properties officeooo:paragraph-rsid="0328a114"/>
    </style:style>
    <style:style style:name="P159" style:family="paragraph" style:parent-style-name="Text_20_body">
      <style:text-properties officeooo:paragraph-rsid="032a3fa1"/>
    </style:style>
    <style:style style:name="P160" style:family="paragraph" style:parent-style-name="Text_20_body">
      <style:text-properties officeooo:paragraph-rsid="032c58ed"/>
    </style:style>
    <style:style style:name="P161" style:family="paragraph" style:parent-style-name="Text_20_body">
      <style:text-properties officeooo:paragraph-rsid="032cd314"/>
    </style:style>
    <style:style style:name="P162" style:family="paragraph" style:parent-style-name="Text_20_body">
      <style:text-properties officeooo:paragraph-rsid="032ce167"/>
    </style:style>
    <style:style style:name="P163" style:family="paragraph" style:parent-style-name="Text_20_body">
      <style:text-properties officeooo:paragraph-rsid="032ec7b2"/>
    </style:style>
    <style:style style:name="P164" style:family="paragraph" style:parent-style-name="Text_20_body" style:list-style-name="L7">
      <style:text-properties officeooo:paragraph-rsid="032ec7b2"/>
    </style:style>
    <style:style style:name="P165" style:family="paragraph" style:parent-style-name="Text_20_body">
      <style:text-properties officeooo:paragraph-rsid="032fad3a"/>
    </style:style>
    <style:style style:name="P166" style:family="paragraph" style:parent-style-name="Text_20_body">
      <style:text-properties officeooo:paragraph-rsid="0331080c"/>
    </style:style>
    <style:style style:name="P167" style:family="paragraph" style:parent-style-name="Text_20_body">
      <style:text-properties officeooo:paragraph-rsid="033133f9"/>
    </style:style>
    <style:style style:name="P168" style:family="paragraph" style:parent-style-name="Text_20_body">
      <style:text-properties officeooo:paragraph-rsid="03328e86"/>
    </style:style>
    <style:style style:name="P169" style:family="paragraph" style:parent-style-name="Text_20_body">
      <style:text-properties officeooo:paragraph-rsid="0332f3ca"/>
    </style:style>
    <style:style style:name="P170" style:family="paragraph" style:parent-style-name="Text_20_body">
      <style:text-properties officeooo:paragraph-rsid="0333d496"/>
    </style:style>
    <style:style style:name="P171" style:family="paragraph" style:parent-style-name="Text_20_body">
      <style:text-properties officeooo:paragraph-rsid="033585f9"/>
    </style:style>
    <style:style style:name="P172" style:family="paragraph" style:parent-style-name="Text_20_body">
      <style:paragraph-properties fo:text-align="justify" style:justify-single-word="false"/>
      <style:text-properties officeooo:paragraph-rsid="0335aa2c"/>
    </style:style>
    <style:style style:name="P173" style:family="paragraph" style:parent-style-name="Text_20_body">
      <style:paragraph-properties fo:text-align="justify" style:justify-single-word="false"/>
      <style:text-properties officeooo:paragraph-rsid="03368b9b"/>
    </style:style>
    <style:style style:name="P174" style:family="paragraph" style:parent-style-name="Text_20_body">
      <style:paragraph-properties fo:text-align="justify" style:justify-single-word="false"/>
      <style:text-properties officeooo:paragraph-rsid="0338e936"/>
    </style:style>
    <style:style style:name="P175" style:family="paragraph" style:parent-style-name="Text_20_body">
      <style:text-properties officeooo:paragraph-rsid="033a2f3c"/>
    </style:style>
    <style:style style:name="P176" style:family="paragraph" style:parent-style-name="Text_20_body">
      <style:text-properties officeooo:paragraph-rsid="033b261a"/>
    </style:style>
    <style:style style:name="P177" style:family="paragraph" style:parent-style-name="Text_20_body">
      <style:text-properties officeooo:paragraph-rsid="033c8121"/>
    </style:style>
    <style:style style:name="P178" style:family="paragraph" style:parent-style-name="Text_20_body">
      <style:text-properties officeooo:paragraph-rsid="033d375b"/>
    </style:style>
    <style:style style:name="P179" style:family="paragraph" style:parent-style-name="Text_20_body">
      <style:text-properties officeooo:paragraph-rsid="034137b3"/>
    </style:style>
    <style:style style:name="P180" style:family="paragraph" style:parent-style-name="Text_20_body">
      <style:text-properties officeooo:paragraph-rsid="0342e8b7"/>
    </style:style>
    <style:style style:name="P181" style:family="paragraph" style:parent-style-name="Text_20_body">
      <style:text-properties officeooo:paragraph-rsid="03442e8e"/>
    </style:style>
    <style:style style:name="P182" style:family="paragraph" style:parent-style-name="Text_20_body">
      <style:text-properties officeooo:paragraph-rsid="03452b59"/>
    </style:style>
    <style:style style:name="P183" style:family="paragraph" style:parent-style-name="Text_20_body">
      <style:text-properties officeooo:paragraph-rsid="03459565"/>
    </style:style>
    <style:style style:name="P184" style:family="paragraph" style:parent-style-name="Heading_20_1" style:master-page-name="Standard">
      <style:paragraph-properties style:page-number="auto"/>
      <style:text-properties officeooo:rsid="02536536" officeooo:paragraph-rsid="02536536"/>
    </style:style>
    <style:style style:name="P185" style:family="paragraph" style:parent-style-name="Heading_20_1">
      <style:text-properties officeooo:rsid="02a800ac"/>
    </style:style>
    <style:style style:name="P186" style:family="paragraph" style:parent-style-name="Heading_20_1">
      <style:text-properties officeooo:rsid="02d24d1d"/>
    </style:style>
    <style:style style:name="P187" style:family="paragraph" style:parent-style-name="Heading_20_1">
      <style:text-properties officeooo:rsid="02d30f0a"/>
    </style:style>
    <style:style style:name="P188" style:family="paragraph" style:parent-style-name="Heading_20_2">
      <style:text-properties officeooo:rsid="0255035f"/>
    </style:style>
    <style:style style:name="P189" style:family="paragraph" style:parent-style-name="Heading_20_2">
      <style:text-properties officeooo:rsid="02671358"/>
    </style:style>
    <style:style style:name="P190" style:family="paragraph" style:parent-style-name="Heading_20_2">
      <style:text-properties officeooo:rsid="027649df"/>
    </style:style>
    <style:style style:name="P191" style:family="paragraph" style:parent-style-name="Heading_20_2">
      <style:text-properties officeooo:rsid="02ad1120"/>
    </style:style>
    <style:style style:name="P192" style:family="paragraph" style:parent-style-name="Heading_20_2">
      <style:text-properties officeooo:rsid="02ba4e0a" officeooo:paragraph-rsid="02ba4e0a"/>
    </style:style>
    <style:style style:name="P193" style:family="paragraph" style:parent-style-name="Heading_20_2">
      <style:text-properties officeooo:rsid="030565af"/>
    </style:style>
    <style:style style:name="P194" style:family="paragraph" style:parent-style-name="Heading_20_2">
      <style:text-properties officeooo:rsid="0312ce87"/>
    </style:style>
    <style:style style:name="T1" style:family="text">
      <style:text-properties fo:font-weight="bold" officeooo:rsid="0256e2d0" style:font-weight-asian="bold" style:font-weight-complex="bold"/>
    </style:style>
    <style:style style:name="T2" style:family="text">
      <style:text-properties fo:font-weight="bold" officeooo:rsid="0255035f" style:font-weight-asian="bold" style:font-weight-complex="bold"/>
    </style:style>
    <style:style style:name="T3" style:family="text">
      <style:text-properties fo:font-weight="bold" officeooo:rsid="025a010f" style:font-weight-asian="bold" style:font-weight-complex="bold"/>
    </style:style>
    <style:style style:name="T4" style:family="text">
      <style:text-properties fo:font-weight="bold" officeooo:rsid="0264823e" style:font-weight-asian="bold" style:font-weight-complex="bold"/>
    </style:style>
    <style:style style:name="T5" style:family="text">
      <style:text-properties fo:font-weight="bold" officeooo:rsid="02a39e83" style:font-weight-asian="bold" style:font-weight-complex="bold"/>
    </style:style>
    <style:style style:name="T6" style:family="text">
      <style:text-properties fo:font-weight="bold" officeooo:rsid="031814cd" style:font-weight-asian="bold" style:font-weight-complex="bold"/>
    </style:style>
    <style:style style:name="T7" style:family="text">
      <style:text-properties fo:font-weight="bold" officeooo:rsid="0319d0a3" style:font-weight-asian="bold" style:font-weight-complex="bold"/>
    </style:style>
    <style:style style:name="T8" style:family="text">
      <style:text-properties fo:font-weight="bold" officeooo:rsid="031a33c2" style:font-weight-asian="bold" style:font-weight-complex="bold"/>
    </style:style>
    <style:style style:name="T9" style:family="text">
      <style:text-properties fo:font-weight="bold" officeooo:rsid="031d8a72" style:font-weight-asian="bold" style:font-weight-complex="bold"/>
    </style:style>
    <style:style style:name="T10" style:family="text">
      <style:text-properties fo:font-weight="bold" officeooo:rsid="0325c82d" style:font-weight-asian="bold" style:font-weight-complex="bold"/>
    </style:style>
    <style:style style:name="T11" style:family="text">
      <style:text-properties fo:font-weight="bold" officeooo:rsid="0328a114" style:font-weight-asian="bold" style:font-weight-complex="bold"/>
    </style:style>
    <style:style style:name="T12" style:family="text">
      <style:text-properties fo:font-weight="bold" officeooo:rsid="033585f9" style:font-weight-asian="bold" style:font-weight-complex="bold"/>
    </style:style>
    <style:style style:name="T13" style:family="text">
      <style:text-properties officeooo:rsid="02536536"/>
    </style:style>
    <style:style style:name="T14" style:family="text">
      <style:text-properties officeooo:rsid="0255035f"/>
    </style:style>
    <style:style style:name="T15" style:family="text">
      <style:text-properties officeooo:rsid="0256e2d0"/>
    </style:style>
    <style:style style:name="T16" style:family="text">
      <style:text-properties officeooo:rsid="0258a619"/>
    </style:style>
    <style:style style:name="T17" style:family="text">
      <style:text-properties officeooo:rsid="025a010f"/>
    </style:style>
    <style:style style:name="T18" style:family="text">
      <style:text-properties officeooo:rsid="025a34e9"/>
    </style:style>
    <style:style style:name="T19" style:family="text">
      <style:text-properties officeooo:rsid="025a697d"/>
    </style:style>
    <style:style style:name="T20" style:family="text">
      <style:text-properties officeooo:rsid="025ad498"/>
    </style:style>
    <style:style style:name="T21" style:family="text">
      <style:text-properties officeooo:rsid="025b05fd"/>
    </style:style>
    <style:style style:name="T22" style:family="text">
      <style:text-properties officeooo:rsid="025f8323"/>
    </style:style>
    <style:style style:name="T23" style:family="text">
      <style:text-properties officeooo:rsid="025fafea"/>
    </style:style>
    <style:style style:name="T24" style:family="text">
      <style:text-properties officeooo:rsid="0260d5ac"/>
    </style:style>
    <style:style style:name="T25" style:family="text">
      <style:text-properties officeooo:rsid="02611c0c"/>
    </style:style>
    <style:style style:name="T26" style:family="text">
      <style:text-properties officeooo:rsid="0264823e"/>
    </style:style>
    <style:style style:name="T27" style:family="text">
      <style:text-properties officeooo:rsid="02654621"/>
    </style:style>
    <style:style style:name="T28" style:family="text">
      <style:text-properties officeooo:rsid="0265a5a9"/>
    </style:style>
    <style:style style:name="T29" style:family="text">
      <style:text-properties officeooo:rsid="0266d423"/>
    </style:style>
    <style:style style:name="T30" style:family="text">
      <style:text-properties officeooo:rsid="026ca408"/>
    </style:style>
    <style:style style:name="T31" style:family="text">
      <style:text-properties officeooo:rsid="026cb815"/>
    </style:style>
    <style:style style:name="T32" style:family="text">
      <style:text-properties officeooo:rsid="026cbb06"/>
    </style:style>
    <style:style style:name="T33" style:family="text">
      <style:text-properties officeooo:rsid="026e286d"/>
    </style:style>
    <style:style style:name="T34" style:family="text">
      <style:text-properties officeooo:rsid="02715cf0"/>
    </style:style>
    <style:style style:name="T35" style:family="text">
      <style:text-properties officeooo:rsid="02724bc1"/>
    </style:style>
    <style:style style:name="T36" style:family="text">
      <style:text-properties officeooo:rsid="02738a1b"/>
    </style:style>
    <style:style style:name="T37" style:family="text">
      <style:text-properties officeooo:rsid="027461d6"/>
    </style:style>
    <style:style style:name="T38" style:family="text">
      <style:text-properties officeooo:rsid="027a3d78"/>
    </style:style>
    <style:style style:name="T39" style:family="text">
      <style:text-properties officeooo:rsid="027c0751"/>
    </style:style>
    <style:style style:name="T40" style:family="text">
      <style:text-properties officeooo:rsid="027d1ef7"/>
    </style:style>
    <style:style style:name="T41" style:family="text">
      <style:text-properties officeooo:rsid="027e58ad"/>
    </style:style>
    <style:style style:name="T42" style:family="text">
      <style:text-properties officeooo:rsid="0282ce23"/>
    </style:style>
    <style:style style:name="T43" style:family="text">
      <style:text-properties officeooo:rsid="028379ed"/>
    </style:style>
    <style:style style:name="T44" style:family="text">
      <style:text-properties officeooo:rsid="0283d73f"/>
    </style:style>
    <style:style style:name="T45" style:family="text">
      <style:text-properties officeooo:rsid="0283e198"/>
    </style:style>
    <style:style style:name="T46" style:family="text">
      <style:text-properties officeooo:rsid="0285c26e"/>
    </style:style>
    <style:style style:name="T47" style:family="text">
      <style:text-properties officeooo:rsid="02876ff7"/>
    </style:style>
    <style:style style:name="T48" style:family="text">
      <style:text-properties officeooo:rsid="02891140"/>
    </style:style>
    <style:style style:name="T49" style:family="text">
      <style:text-properties officeooo:rsid="028b43dd"/>
    </style:style>
    <style:style style:name="T50" style:family="text">
      <style:text-properties officeooo:rsid="028cdbaf"/>
    </style:style>
    <style:style style:name="T51" style:family="text">
      <style:text-properties officeooo:rsid="02903f81"/>
    </style:style>
    <style:style style:name="T52" style:family="text">
      <style:text-properties officeooo:rsid="0290bb20"/>
    </style:style>
    <style:style style:name="T53" style:family="text">
      <style:text-properties officeooo:rsid="0291df89"/>
    </style:style>
    <style:style style:name="T54" style:family="text">
      <style:text-properties officeooo:rsid="0292cd36"/>
    </style:style>
    <style:style style:name="T55" style:family="text">
      <style:text-properties officeooo:rsid="029357f2"/>
    </style:style>
    <style:style style:name="T56" style:family="text">
      <style:text-properties officeooo:rsid="02947afb"/>
    </style:style>
    <style:style style:name="T57" style:family="text">
      <style:text-properties officeooo:rsid="0295e8c8"/>
    </style:style>
    <style:style style:name="T58" style:family="text">
      <style:text-properties officeooo:rsid="02966b55"/>
    </style:style>
    <style:style style:name="T59" style:family="text">
      <style:text-properties officeooo:rsid="0297a9e4"/>
    </style:style>
    <style:style style:name="T60" style:family="text">
      <style:text-properties officeooo:rsid="029861b6"/>
    </style:style>
    <style:style style:name="T61" style:family="text">
      <style:text-properties officeooo:rsid="029acd2c"/>
    </style:style>
    <style:style style:name="T62" style:family="text">
      <style:text-properties officeooo:rsid="029b5c0a"/>
    </style:style>
    <style:style style:name="T63" style:family="text">
      <style:text-properties officeooo:rsid="029c4880"/>
    </style:style>
    <style:style style:name="T64" style:family="text">
      <style:text-properties officeooo:rsid="029e4097"/>
    </style:style>
    <style:style style:name="T65" style:family="text">
      <style:text-properties officeooo:rsid="029fb4be"/>
    </style:style>
    <style:style style:name="T66" style:family="text">
      <style:text-properties officeooo:rsid="02a16009"/>
    </style:style>
    <style:style style:name="T67" style:family="text">
      <style:text-properties officeooo:rsid="02a1da37"/>
    </style:style>
    <style:style style:name="T68" style:family="text">
      <style:text-properties officeooo:rsid="02a39e83"/>
    </style:style>
    <style:style style:name="T69" style:family="text">
      <style:text-properties officeooo:rsid="02a511fc"/>
    </style:style>
    <style:style style:name="T70" style:family="text">
      <style:text-properties officeooo:rsid="02a58b95"/>
    </style:style>
    <style:style style:name="T71" style:family="text">
      <style:text-properties officeooo:rsid="02a60bfb"/>
    </style:style>
    <style:style style:name="T72" style:family="text">
      <style:text-properties officeooo:rsid="02a800ac"/>
    </style:style>
    <style:style style:name="T73" style:family="text">
      <style:text-properties officeooo:rsid="02aa887b"/>
    </style:style>
    <style:style style:name="T74" style:family="text">
      <style:text-properties officeooo:rsid="02ab30a1"/>
    </style:style>
    <style:style style:name="T75" style:family="text">
      <style:text-properties officeooo:rsid="02ad1629"/>
    </style:style>
    <style:style style:name="T76" style:family="text">
      <style:text-properties officeooo:rsid="02aebad9"/>
    </style:style>
    <style:style style:name="T77" style:family="text">
      <style:text-properties officeooo:rsid="02af4776"/>
    </style:style>
    <style:style style:name="T78" style:family="text">
      <style:text-properties officeooo:rsid="02b09f3e"/>
    </style:style>
    <style:style style:name="T79" style:family="text">
      <style:text-properties officeooo:rsid="02b26cb8"/>
    </style:style>
    <style:style style:name="T80" style:family="text">
      <style:text-properties officeooo:rsid="02b6387b"/>
    </style:style>
    <style:style style:name="T81" style:family="text">
      <style:text-properties officeooo:rsid="02b65ef0"/>
    </style:style>
    <style:style style:name="T82" style:family="text">
      <style:text-properties officeooo:rsid="02b7ee7e"/>
    </style:style>
    <style:style style:name="T83" style:family="text">
      <style:text-properties officeooo:rsid="02b8fe50"/>
    </style:style>
    <style:style style:name="T84" style:family="text">
      <style:text-properties officeooo:rsid="02bbef79"/>
    </style:style>
    <style:style style:name="T85" style:family="text">
      <style:text-properties officeooo:rsid="02bd2648"/>
    </style:style>
    <style:style style:name="T86" style:family="text">
      <style:text-properties officeooo:rsid="02c5e023"/>
    </style:style>
    <style:style style:name="T87" style:family="text">
      <style:text-properties officeooo:rsid="02c68f0f"/>
    </style:style>
    <style:style style:name="T88" style:family="text">
      <style:text-properties officeooo:rsid="02c78805"/>
    </style:style>
    <style:style style:name="T89" style:family="text">
      <style:text-properties officeooo:rsid="02c80201"/>
    </style:style>
    <style:style style:name="T90" style:family="text">
      <style:text-properties officeooo:rsid="02c9b655"/>
    </style:style>
    <style:style style:name="T91" style:family="text">
      <style:text-properties officeooo:rsid="02cee236"/>
    </style:style>
    <style:style style:name="T92" style:family="text">
      <style:text-properties officeooo:rsid="02d0d9a3"/>
    </style:style>
    <style:style style:name="T93" style:family="text">
      <style:text-properties officeooo:rsid="02d24d1d"/>
    </style:style>
    <style:style style:name="T94" style:family="text">
      <style:text-properties officeooo:rsid="02d60c90"/>
    </style:style>
    <style:style style:name="T95" style:family="text">
      <style:text-properties officeooo:rsid="02d6778b"/>
    </style:style>
    <style:style style:name="T96" style:family="text">
      <style:text-properties officeooo:rsid="02d8252f"/>
    </style:style>
    <style:style style:name="T97" style:family="text">
      <style:text-properties fo:font-style="italic" officeooo:rsid="02d8252f" style:font-style-asian="italic" style:font-style-complex="italic"/>
    </style:style>
    <style:style style:name="T98" style:family="text">
      <style:text-properties officeooo:rsid="02da18f1"/>
    </style:style>
    <style:style style:name="T99" style:family="text">
      <style:text-properties officeooo:rsid="02dab9e2"/>
    </style:style>
    <style:style style:name="T100" style:family="text">
      <style:text-properties officeooo:rsid="02dbfd19"/>
    </style:style>
    <style:style style:name="T101" style:family="text">
      <style:text-properties officeooo:rsid="02dc2f47"/>
    </style:style>
    <style:style style:name="T102" style:family="text">
      <style:text-properties officeooo:rsid="02dc5774"/>
    </style:style>
    <style:style style:name="T103" style:family="text">
      <style:text-properties officeooo:rsid="02e55841"/>
    </style:style>
    <style:style style:name="T104" style:family="text">
      <style:text-properties officeooo:rsid="02e695c7"/>
    </style:style>
    <style:style style:name="T105" style:family="text">
      <style:text-properties officeooo:rsid="02e7808c"/>
    </style:style>
    <style:style style:name="T106" style:family="text">
      <style:text-properties officeooo:rsid="02e8719e"/>
    </style:style>
    <style:style style:name="T107" style:family="text">
      <style:text-properties officeooo:rsid="02ebd137"/>
    </style:style>
    <style:style style:name="T108" style:family="text">
      <style:text-properties officeooo:rsid="02ecd656"/>
    </style:style>
    <style:style style:name="T109" style:family="text">
      <style:text-properties officeooo:rsid="02ee423c"/>
    </style:style>
    <style:style style:name="T110" style:family="text">
      <style:text-properties officeooo:rsid="02ef7f58"/>
    </style:style>
    <style:style style:name="T111" style:family="text">
      <style:text-properties officeooo:rsid="02f0d50e"/>
    </style:style>
    <style:style style:name="T112" style:family="text">
      <style:text-properties officeooo:rsid="02f1b49a"/>
    </style:style>
    <style:style style:name="T113" style:family="text">
      <style:text-properties officeooo:rsid="02f257d8"/>
    </style:style>
    <style:style style:name="T114" style:family="text">
      <style:text-properties officeooo:rsid="02f2f410"/>
    </style:style>
    <style:style style:name="T115" style:family="text">
      <style:text-properties officeooo:rsid="02f36861"/>
    </style:style>
    <style:style style:name="T116" style:family="text">
      <style:text-properties officeooo:rsid="02f56731"/>
    </style:style>
    <style:style style:name="T117" style:family="text">
      <style:text-properties officeooo:rsid="02f5b433"/>
    </style:style>
    <style:style style:name="T118" style:family="text">
      <style:text-properties officeooo:rsid="02f67f5d"/>
    </style:style>
    <style:style style:name="T119" style:family="text">
      <style:text-properties officeooo:rsid="02f6e297"/>
    </style:style>
    <style:style style:name="T120" style:family="text">
      <style:text-properties officeooo:rsid="02f7b222"/>
    </style:style>
    <style:style style:name="T121" style:family="text">
      <style:text-properties officeooo:rsid="02f9164d"/>
    </style:style>
    <style:style style:name="T122" style:family="text">
      <style:text-properties officeooo:rsid="02f95ab4"/>
    </style:style>
    <style:style style:name="T123" style:family="text">
      <style:text-properties officeooo:rsid="02fbacf9"/>
    </style:style>
    <style:style style:name="T124" style:family="text">
      <style:text-properties officeooo:rsid="02fc042d"/>
    </style:style>
    <style:style style:name="T125" style:family="text">
      <style:text-properties officeooo:rsid="02fccb40"/>
    </style:style>
    <style:style style:name="T126" style:family="text">
      <style:text-properties officeooo:rsid="02fd130d"/>
    </style:style>
    <style:style style:name="T127" style:family="text">
      <style:text-properties officeooo:rsid="030223a3"/>
    </style:style>
    <style:style style:name="T128" style:family="text">
      <style:text-properties officeooo:rsid="0302f22a"/>
    </style:style>
    <style:style style:name="T129" style:family="text">
      <style:text-properties officeooo:rsid="0304443b"/>
    </style:style>
    <style:style style:name="T130" style:family="text">
      <style:text-properties officeooo:rsid="030565af"/>
    </style:style>
    <style:style style:name="T131" style:family="text">
      <style:text-properties officeooo:rsid="0307a071"/>
    </style:style>
    <style:style style:name="T132" style:family="text">
      <style:text-properties officeooo:rsid="03097bee"/>
    </style:style>
    <style:style style:name="T133" style:family="text">
      <style:text-properties officeooo:rsid="030b0dcf"/>
    </style:style>
    <style:style style:name="T134" style:family="text">
      <style:text-properties officeooo:rsid="030b219b"/>
    </style:style>
    <style:style style:name="T135" style:family="text">
      <style:text-properties officeooo:rsid="030cfa54"/>
    </style:style>
    <style:style style:name="T136" style:family="text">
      <style:text-properties officeooo:rsid="030d0346"/>
    </style:style>
    <style:style style:name="T137" style:family="text">
      <style:text-properties officeooo:rsid="0311c598"/>
    </style:style>
    <style:style style:name="T138" style:family="text">
      <style:text-properties officeooo:rsid="0312a29a"/>
    </style:style>
    <style:style style:name="T139" style:family="text">
      <style:text-properties officeooo:rsid="0312ce87"/>
    </style:style>
    <style:style style:name="T140" style:family="text">
      <style:text-properties officeooo:rsid="0314a9ac"/>
    </style:style>
    <style:style style:name="T141" style:family="text">
      <style:text-properties officeooo:rsid="031814cd"/>
    </style:style>
    <style:style style:name="T142" style:family="text">
      <style:text-properties officeooo:rsid="0319a8a6"/>
    </style:style>
    <style:style style:name="T143" style:family="text">
      <style:text-properties officeooo:rsid="0319d0a3"/>
    </style:style>
    <style:style style:name="T144" style:family="text">
      <style:text-properties officeooo:rsid="031a33c2"/>
    </style:style>
    <style:style style:name="T145" style:family="text">
      <style:text-properties officeooo:rsid="031af1ce"/>
    </style:style>
    <style:style style:name="T146" style:family="text">
      <style:text-properties officeooo:rsid="031bbc2c"/>
    </style:style>
    <style:style style:name="T147" style:family="text">
      <style:text-properties officeooo:rsid="031c2c2c"/>
    </style:style>
    <style:style style:name="T148" style:family="text">
      <style:text-properties officeooo:rsid="031d8a72"/>
    </style:style>
    <style:style style:name="T149" style:family="text">
      <style:text-properties officeooo:rsid="031f2482"/>
    </style:style>
    <style:style style:name="T150" style:family="text">
      <style:text-properties officeooo:rsid="031febad"/>
    </style:style>
    <style:style style:name="T151" style:family="text">
      <style:text-properties officeooo:rsid="03203b6f"/>
    </style:style>
    <style:style style:name="T152" style:family="text">
      <style:text-properties officeooo:rsid="0321edbb"/>
    </style:style>
    <style:style style:name="T153" style:family="text">
      <style:text-properties officeooo:rsid="03234309"/>
    </style:style>
    <style:style style:name="T154" style:family="text">
      <style:text-properties officeooo:rsid="0324ed09"/>
    </style:style>
    <style:style style:name="T155" style:family="text">
      <style:text-properties officeooo:rsid="03256183"/>
    </style:style>
    <style:style style:name="T156" style:family="text">
      <style:text-properties officeooo:rsid="0325c82d"/>
    </style:style>
    <style:style style:name="T157" style:family="text">
      <style:text-properties officeooo:rsid="0326b7b5"/>
    </style:style>
    <style:style style:name="T158" style:family="text">
      <style:text-properties officeooo:rsid="0328a114"/>
    </style:style>
    <style:style style:name="T159" style:family="text">
      <style:text-properties officeooo:rsid="032a3fa1"/>
    </style:style>
    <style:style style:name="T160" style:family="text">
      <style:text-properties officeooo:rsid="032c58ed"/>
    </style:style>
    <style:style style:name="T161" style:family="text">
      <style:text-properties officeooo:rsid="032cd314"/>
    </style:style>
    <style:style style:name="T162" style:family="text">
      <style:text-properties officeooo:rsid="032ce167"/>
    </style:style>
    <style:style style:name="T163" style:family="text">
      <style:text-properties officeooo:rsid="032d7d5e"/>
    </style:style>
    <style:style style:name="T164" style:family="text">
      <style:text-properties officeooo:rsid="032e3775"/>
    </style:style>
    <style:style style:name="T165" style:family="text">
      <style:text-properties officeooo:rsid="032ec7b2"/>
    </style:style>
    <style:style style:name="T166" style:family="text">
      <style:text-properties officeooo:rsid="032fad3a"/>
    </style:style>
    <style:style style:name="T167" style:family="text">
      <style:text-properties officeooo:rsid="0331080c"/>
    </style:style>
    <style:style style:name="T168" style:family="text">
      <style:text-properties officeooo:rsid="033133f9"/>
    </style:style>
    <style:style style:name="T169" style:family="text">
      <style:text-properties officeooo:rsid="03328e86"/>
    </style:style>
    <style:style style:name="T170" style:family="text">
      <style:text-properties officeooo:rsid="0332f3ca"/>
    </style:style>
    <style:style style:name="T171" style:family="text">
      <style:text-properties officeooo:rsid="03336b3d"/>
    </style:style>
    <style:style style:name="T172" style:family="text">
      <style:text-properties officeooo:rsid="0333d496"/>
    </style:style>
    <style:style style:name="T173" style:family="text">
      <style:text-properties officeooo:rsid="033585f9"/>
    </style:style>
    <style:style style:name="T174" style:family="text">
      <style:text-properties officeooo:rsid="0335aa2c"/>
    </style:style>
    <style:style style:name="T175" style:family="text">
      <style:text-properties officeooo:rsid="03368b9b"/>
    </style:style>
    <style:style style:name="T176" style:family="text">
      <style:text-properties officeooo:rsid="03373430"/>
    </style:style>
    <style:style style:name="T177" style:family="text">
      <style:text-properties officeooo:rsid="0338e936"/>
    </style:style>
    <style:style style:name="T178" style:family="text">
      <style:text-properties officeooo:rsid="033a2f3c"/>
    </style:style>
    <style:style style:name="T179" style:family="text">
      <style:text-properties officeooo:rsid="033b261a"/>
    </style:style>
    <style:style style:name="T180" style:family="text">
      <style:text-properties officeooo:rsid="033c8121"/>
    </style:style>
    <style:style style:name="T181" style:family="text">
      <style:text-properties officeooo:rsid="033d375b"/>
    </style:style>
    <style:style style:name="T182" style:family="text">
      <style:text-properties officeooo:rsid="033ebc09"/>
    </style:style>
    <style:style style:name="T183" style:family="text">
      <style:text-properties officeooo:rsid="034137b3"/>
    </style:style>
    <style:style style:name="T184" style:family="text">
      <style:text-properties officeooo:rsid="0342e8b7"/>
    </style:style>
    <style:style style:name="T185" style:family="text">
      <style:text-properties officeooo:rsid="03442e8e"/>
    </style:style>
    <style:style style:name="T186" style:family="text">
      <style:text-properties officeooo:rsid="03452b59"/>
    </style:style>
    <style:style style:name="T187" style:family="text">
      <style:text-properties officeooo:rsid="0345956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4" text:outline-level="1">Моделирование производственных систем.</text:h>
      <text:p text:style-name="P1"><text:span text:style-name="T13">Есть 2 части: теоретическая (фундаментальная) и </text:span><text:span text:style-name="T18">практическая (</text:span><text:span text:style-name="T13">по системе программирования gpss</text:span><text:span text:style-name="T18">)</text:span><text:span text:style-name="T13">.</text:span></text:p>
      <text:p text:style-name="P9"/>
      <text:h text:style-name="P44" text:outline-level="1">Теория моделирования систем</text:h>
      <text:h text:style-name="P188" text:outline-level="2">Классификация модели.</text:h>
      <text:p text:style-name="P2"><text:span text:style-name="T2">Системы</text:span><text:span text:style-name="T14"> — совокупность объектов любой природы, в совокупности обладающие свойствами, отличные от суммы свойств отдельных элементов. </text:span></text:p>
      <text:p text:style-name="P2"><text:span text:style-name="T14">Обозначения: S — система, E — внешняя среда (множество существующих <text:s/>вне системы элементов любой природы, оказывающих влияние на систему или находящихся под её воздействием, </text:span><text:span text:style-name="T15">M — модель.</text:span><text:span text:style-name="T14"> </text:span></text:p>
      <text:p text:style-name="P3"><text:span text:style-name="T15">Применяем </text:span><text:span text:style-name="T1">системный подход к моделированию</text:span><text:span text:style-name="T15"> – элемент учения об общих законах развития природы. Чётое разграничение системы S и внешней среды E из объективно существующей реальности при описании системы, исходя из общесистемных позиций.</text:span></text:p>
      <text:p text:style-name="P3"><text:span text:style-name="T15">Неоходимо определить тут </text:span><text:span text:style-name="T1">цель</text:span><text:span text:style-name="T15"> моделирования. Это позволяет определить, что же войдёт в модель M.</text:span></text:p>
      <text:p text:style-name="P10"/>
      <text:p text:style-name="P4"><text:span text:style-name="T16">Рисунок: кружок — модель, поделена на куски K1,,,Kn, в него входят стрелки от кружков Ц. К разным выделенным кускам модели входит. Кружки Ц — цели, Д — данные. Они входят в модель. <text:s/></text:span><text:span text:style-name="T19">Разные Д входят в некоторые Ц.</text:span></text:p>
      <text:p text:style-name="P5"><text:span text:style-name="T3">Классический подход к моделированию</text:span><text:span text:style-name="T17">.</text:span></text:p>
      <text:p text:style-name="P5"><text:span text:style-name="T17">Реальный объект разбивается на отдельные подсистемы. Собираются исходные данные Д для моделирования, и ставятся цели Ц. <text:s/></text:span><text:span text:style-name="T19">По отдельной совокупности исходных данных ставится цель моделирования отдельной стороны функционирования системы, и на этой основе формируется некоторая компонента K модели.</text:span></text:p>
      <text:p text:style-name="P11"/>
      <text:p text:style-name="P12">Другой подход.</text:p>
      <text:p text:style-name="P6"><text:span text:style-name="T20">Ещё картинка. Слева кружок Ц. Сверху кружки Д. Из Ц <text:s/>идут стрелки к разным Т. И из Д тоже. А потом из прямоугольника В идут стрелки в M. Есть ещё кружок КВ, в которой стрелка из Ц. Т[] → П → Э → В → М. </text:span><text:span text:style-name="T21">А в конце стрелка обратной регуляции из М в Ц.</text:span></text:p>
      <text:p text:style-name="P7"><text:span text:style-name="T22">На основе исходных данныд Д, известных из анализа внешней системы (ограничений, наложенных на систему сверху), либо исходя из возможности её реализации, и на основе цели функционирования </text:span><text:span text:style-name="T23">выводятся</text:span><text:span text:style-name="T22"> требований Т к модели системы. </text:span><text:span text:style-name="T24">На базе требований формируется подсистема П системы и элементы Э системы, и затем <text:s/>осуществляется наиболее сложный этап: выбор В, для чего используются критерии выбора КВ, полученные из целей. </text:span><text:span text:style-name="T25">А потом саморегуляция модели идёт. </text:span></text:p>
      <text:p text:style-name="P13"><text:soft-page-break/>Выбор – прежде всего для достижения оптимальности. Выбор оптимального пути функционирования.</text:p>
      <text:p text:style-name="P13"/>
      <text:p text:style-name="P8"><text:span text:style-name="T26">При моделировании необходимо обеспечить максимальную </text:span><text:span text:style-name="T4">эффективность</text:span><text:span text:style-name="T26"> модели системы, </text:span><text:span text:style-name="T27">которое, обычно, объявляется как некоторая разность </text:span><text:span text:style-name="T28">между какими-то показателями ценности результатов </text:span><text:span text:style-name="T29">в полученных <text:s/>в итоге эксплуатации модели и теми затратами, которые были вложены в её разработку и создание.</text:span></text:p>
      <text:p text:style-name="P14"/>
      <text:h text:style-name="P189" text:outline-level="2">Характеристики модели системы.</text:h>
      <text:list xml:id="list1332177584871019932" text:style-name="L1">
        <text:list-item>
          <text:p text:style-name="P49">Цели функционирования.</text:p>
        </text:list-item>
        <text:list-item>
          <text:p text:style-name="P50">Сложность. Оценка через общее число элементов и связи между ними.</text:p>
        </text:list-item>
        <text:list-item>
          <text:p text:style-name="P51">Целостность. </text:p>
        </text:list-item>
        <text:list-item>
          <text:p text:style-name="P45"><text:span text:style-name="T30">Неопределённость, которая проявляется в системе. </text:span><text:span text:style-name="T31">Мера неопределённости — энтропия, позволяющая в ряде случаев оценить количество управляющей информации, необходимой для достижения данного состояния системы.</text:span></text:p>
        </text:list-item>
        <text:list-item>
          <text:p text:style-name="P46"><text:span text:style-name="T32">Адаптивность. </text:span><text:span text:style-name="T33">Свойство приспосабливаться к изменениям внешней среды.</text:span></text:p>
        </text:list-item>
        <text:list-item>
          <text:p text:style-name="P47"><text:span text:style-name="T34">Организационная структура системы моделирования. </text:span><text:span text:style-name="T35">Во многом зависит от сложности модели и степени совершенства средств моделирования.</text:span></text:p>
        </text:list-item>
        <text:list-item>
          <text:p text:style-name="P48"><text:span text:style-name="T36">Управляемость модели. </text:span><text:span text:style-name="T37">Возможность развития модели.</text:span></text:p>
        </text:list-item>
      </text:list>
      <text:p text:style-name="P15"/>
      <text:h text:style-name="P190" text:outline-level="2">Классификация видов моделирования систем.</text:h>
      <text:list xml:id="list5567866485329047661" text:style-name="L2">
        <text:list-item>
          <text:p text:style-name="P58">…</text:p>
          <text:list>
            <text:list-item>
              <text:p text:style-name="P58">Детерменированные</text:p>
            </text:list-item>
            <text:list-item>
              <text:p text:style-name="P58">стохастические</text:p>
            </text:list-item>
          </text:list>
        </text:list-item>
        <text:list-item>
          <text:p text:style-name="P59">..</text:p>
          <text:list>
            <text:list-item>
              <text:p text:style-name="P52"><text:span text:style-name="T38">Статическое //</text:span><text:span text:style-name="T43">система не зависит от времени.</text:span></text:p>
            </text:list-item>
            <text:list-item>
              <text:p text:style-name="P52"><text:span text:style-name="T42">Д</text:span><text:span text:style-name="T38">инамическое // </text:span><text:span text:style-name="T43">меняется со временем.</text:span></text:p>
            </text:list-item>
          </text:list>
        </text:list-item>
        <text:list-item>
          <text:p text:style-name="P58">..</text:p>
          <text:list>
            <text:list-item>
              <text:p text:style-name="P52"><text:span text:style-name="T38">Дискретная // </text:span><text:span text:style-name="T44">для описания процессов, которые предполагаются дисктетными.</text:span></text:p>
            </text:list-item>
            <text:list-item>
              <text:p text:style-name="P52"><text:span text:style-name="T42">Д</text:span><text:span text:style-name="T38">искретно-непрерывная</text:span></text:p>
            </text:list-item>
            <text:list-item>
              <text:p text:style-name="P52"><text:span text:style-name="T42">Н</text:span><text:span text:style-name="T38">епрерывная // </text:span><text:span text:style-name="T45">для непрерывных процессов в системах.<text:line-break/><text:line-break/><text:line-break/></text:span></text:p>
            </text:list-item>
          </text:list>
        </text:list-item>
        <text:list-item>
          <text:p text:style-name="P53"><text:soft-page-break/><text:span text:style-name="T38">Мысленное/реальное // </text:span><text:span text:style-name="T46">по способу представления самой модели.</text:span></text:p>
          <text:list>
            <text:list-item>
              <text:p text:style-name="P54"><text:span text:style-name="T39">Мысленное // </text:span><text:span text:style-name="T47">Единственный способ, зачастую, моделирования объектов, </text:span><text:span text:style-name="T48">существующих вне условий для их физического создания.</text:span></text:p>
              <text:list>
                <text:list-item>
                  <text:p text:style-name="P54"><text:span text:style-name="T39">Наглядное // </text:span><text:span text:style-name="T49">На базе представления человека о реальных объектах </text:span><text:span text:style-name="T50">создаются модели, отображающие модели и процессы, протекающие в объекте.</text:span></text:p>
                  <text:list>
                    <text:list-item>
                      <text:p text:style-name="P54"><text:span text:style-name="T39">Гипотетическое // </text:span><text:span text:style-name="T51">Делаем гипотезу </text:span><text:span text:style-name="T52">о закономерностях протекания процесса, </text:span><text:span text:style-name="T53">и <text:s/>базируется на причинно-следственных связях между входом и выходом изучаемого объекта.</text:span></text:p>
                    </text:list-item>
                    <text:list-item>
                      <text:p text:style-name="P54"><text:span text:style-name="T39">Аналоговвое // </text:span><text:span text:style-name="T54">аналогии строим разных уровней. Наивысший — полная аналогия, имеющая место для достаточно простых объектов. </text:span><text:span text:style-name="T55">Для сложных аналогии других уровней строим, когда отражает несколько, либо одну сторону функционирования объекта.</text:span></text:p>
                    </text:list-item>
                    <text:list-item>
                      <text:p text:style-name="P54"><text:span text:style-name="T39">Макетирование. </text:span><text:span text:style-name="T56">//</text:span><text:span text:style-name="T39"> </text:span><text:span text:style-name="T56">Мысленный макет может применяться в случаях, когда протекающие в реальном объекте процессы не поддаются физическому моделированию, либо предшествует другим видам моделирования.</text:span></text:p>
                    </text:list-item>
                  </text:list>
                </text:list-item>
                <text:list-item>
                  <text:p text:style-name="P54"><text:span text:style-name="T39">Символическое. // </text:span><text:span text:style-name="T57">Представляет собой искуственнвй процесс создания логического объекта, который замещает реальный и выражает основные свойства его отношений с помощью определённой системы знаков или символов.</text:span></text:p>
                  <text:list>
                    <text:list-item>
                      <text:p text:style-name="P55"><text:span text:style-name="T40">Языковое // </text:span><text:span text:style-name="T58">Тут в основе некий тезаурус (словарь однозначный). Из наборов входящих понятий, причём он должен быть фиксированным.</text:span></text:p>
                    </text:list-item>
                    <text:list-item>
                      <text:p text:style-name="P56"><text:span text:style-name="T40">Знаковое.</text:span><text:span text:style-name="T57"> // . Если ввести условные обозначения (знаки), то можно реализовать это моделирование. И знаками отражать набор понятий. А используя операции теории множеств можно из отдельных символов дать описание реального объекта.</text:span></text:p>
                    </text:list-item>
                  </text:list>
                </text:list-item>
                <text:list-item>
                  <text:p text:style-name="P54"><text:span text:style-name="T39">Математическое. // </text:span><text:span text:style-name="T58">Процесс установления соответствия данных по реальному объекту, некоторого математического объекта. </text:span><text:span text:style-name="T59">И исследование затем этой модели, позволяющее получать характеристики рассматриваемого реального объекта.</text:span></text:p>
                  <text:list>
                    <text:list-item>
                      <text:p text:style-name="P57"><text:span text:style-name="T41">Аналитическое. // </text:span><text:span text:style-name="T60">В виде аналитических формул/систем. </text:span><text:span text:style-name="T61">Методы исследоваия: </text:span><text:span text:style-name="T62">аналитически, численно (для начальных данных решаем), качественно (не решаем, но оцениваем закономерности)</text:span></text:p>
                    </text:list-item>
                    <text:list-item>
                      <text:p text:style-name="P57"><text:span text:style-name="T41">Имитационное. // </text:span><text:span text:style-name="T63">Реализующий модель алгоритм воспроизводит процесс функционирования системы S во времени. </text:span><text:span text:style-name="T64">При чём имитируются элементарные явления, составляющие процесс с сохранением их логической структуры и последовательности протекания во времени, </text:span><text:span text:style-name="T65">что позволяет по исходным данным получить сведения о состоянии процесса в определённые моменты времени, </text:span><text:soft-page-break/><text:span text:style-name="T65">дающие возможность оценить характеристики системы S. <text:s/></text:span><text:span text:style-name="T66">Основное преимущества – возможность решения более сложных задач, чем в анатилическом методе. <text:s/></text:span><text:span text:style-name="T67">Позволяют достаточно просто учитывать факторы, создающие большие трудности при аналитическом моделировании: <text:s/>наличие дискретных и непрпрывных элементов, нелинечные характеристики элементов системы, многочисленные случайные воздействия, </text:span></text:p>
                    </text:list-item>
                    <text:list-item>
                      <text:p text:style-name="P57"><text:span text:style-name="T41">Комбинированное. // </text:span><text:span text:style-name="T67">Объединяет достоинства этих методов двух. Проводится сначала декомпозиция фкнкционирования объекта, Где возможно, используются аналитические модели, в остальных имитационные.</text:span></text:p>
                    </text:list-item>
                  </text:list>
                </text:list-item>
              </text:list>
            </text:list-item>
            <text:list-item>
              <text:p text:style-name="P60">Реальное</text:p>
              <text:list>
                <text:list-item>
                  <text:p text:style-name="P61">Натурное</text:p>
                  <text:list>
                    <text:list-item>
                      <text:p text:style-name="P62">Научный эксперимент</text:p>
                    </text:list-item>
                    <text:list-item>
                      <text:p text:style-name="P60">Производственный эксперимент</text:p>
                    </text:list-item>
                    <text:list-item>
                      <text:p text:style-name="P60">Комплексное испытание</text:p>
                    </text:list-item>
                  </text:list>
                </text:list-item>
                <text:list-item>
                  <text:p text:style-name="P62">Физическое</text:p>
                </text:list-item>
              </text:list>
            </text:list-item>
          </text:list>
        </text:list-item>
      </text:list>
      <text:p text:style-name="P16"/>
      <text:p text:style-name="P18"><text:span text:style-name="T68">Есть ещё </text:span><text:span text:style-name="T5">кибернетическое моделирование</text:span><text:span text:style-name="T68">. </text:span><text:span text:style-name="T69">В этом случае стремятся отобразить лишь некоторую функцию и рассматривать реальный объект как чёрный ящик, </text:span><text:span text:style-name="T70">имеющий несколько входов и <text:s/>выходов. </text:span><text:span text:style-name="T71">Моделируются связи между выходами и входами.</text:span></text:p>
      <text:p text:style-name="P63">Чаще всего, тут проводят анализ поведения объекта при различных воздействиях.</text:p>
      <text:p text:style-name="P63"/>
      <text:h text:style-name="P185" text:outline-level="1">Возможность и эффективность моделирования систем на эвм.</text:h>
      <text:p text:style-name="P17"><text:s/><text:span text:style-name="T72">Из-за эвм широко внедрились авналитические методы в исследовании сложых систем.</text:span></text:p>
      <text:p text:style-name="P64"/>
      <text:p text:style-name="P65">Есть 2 группы: универсальные и управляющие. (контроллер и компьютер)</text:p>
      <text:p text:style-name="P65">Кроме того, эвм может быть использована как средство расчёта по полученным аналитическим моделям. Тогда могут быть использованы эвм (электронная вычислительная машина) и авм (аналоговая вычислиельная машина)</text:p>
      <text:p text:style-name="P66">АВМ ускоряет решение задачи (в простых случаях), но могут возникать погрешности, или такой машины под задачу может не сушествовать.</text:p>
      <text:p text:style-name="P19"><text:span text:style-name="T73">Перспективно сочетание ЭВМ и АВМ. </text:span><text:span text:style-name="T74">Получаем ГВК (гибридный вычислительный комплекс).</text:span></text:p>
      <text:p text:style-name="P67"/>
      <text:p text:style-name="P67"/>
      <text:h text:style-name="P191" text:outline-level="2"><text:soft-page-break/>Обеспечение моделирования (имитационного)</text:h>
      <text:p text:style-name="P20"><text:span text:style-name="T75">Надо не только составить модель, но и получить результаты и обработать их. </text:span><text:span text:style-name="T76">Этот процесс может быть длительным очень.</text:span></text:p>
      <text:p text:style-name="P68">Перечислим:</text:p>
      <text:list xml:id="list6656805689730811811" text:style-name="L3">
        <text:list-item>
          <text:p text:style-name="P69"><text:span text:style-name="T77">математическое обеспечение. Совокупность математических отношений, описывающих поведение объекта. </text:span><text:span text:style-name="T78">Алгоритмы и тд. </text:span><text:span text:style-name="T79">Алго входа, выхода данных, имитации объекта, обработки результата.</text:span></text:p>
        </text:list-item>
        <text:list-item>
          <text:p text:style-name="P71">Программное <text:s/>обеспечение. Совокупность программ, которые будут использоваться на каждом из шагов.</text:p>
        </text:list-item>
        <text:list-item>
          <text:p text:style-name="P73">Информационное обеспечение. Средства и технология организации БД моделирования, организация массивов, формы документов, описывающих процесс моделирования и его результаты.</text:p>
        </text:list-item>
        <text:list-item>
          <text:p text:style-name="P74">Техническое. Это железо, линии коммуникаций и тд.</text:p>
        </text:list-item>
        <text:list-item>
          <text:p text:style-name="P70"><text:span text:style-name="T80">Эргономическое. Законы о труде, в переводе с </text:span><text:span text:style-name="T82">какого-то языка</text:span><text:span text:style-name="T80">. </text:span><text:span text:style-name="T81">Эргос — работа, номос — закон. </text:span><text:span text:style-name="T83">Совокупность тут методик и методов, а также организационных документов, которые используются на всех этапах моделирования.</text:span></text:p>
        </text:list-item>
      </text:list>
      <text:p text:style-name="P75"/>
      <text:h text:style-name="P192" text:outline-level="2">Преимущества и недостатки имитационного моделирования на ЭВМ</text:h>
      <text:list xml:id="list7106291389663275777" text:style-name="L4">
        <text:list-item>
          <text:p text:style-name="P78">Преимущества.</text:p>
          <text:list>
            <text:list-item>
              <text:p text:style-name="P76"><text:span text:style-name="T84">Машинный эксперимент даёт возможность </text:span><text:span text:style-name="T85">исследования системы S в любых условиях.</text:span></text:p>
            </text:list-item>
            <text:list-item>
              <text:p text:style-name="P79">Применение ЭВМ в эксперименте существенно сокращает продолжительность испытаний по сравнению с натурным экспериментом.</text:p>
            </text:list-item>
            <text:list-item>
              <text:p text:style-name="P80">Имитационная модель позволяет включать результаты натурной системы или её частей для проведения дальнейших исследований.</text:p>
            </text:list-item>
            <text:list-item>
              <text:p text:style-name="P81">Имитационная модель обладает гибкостью варьирования структуры, алгоритмов и паманетров моделируемой системы, что важно с точки зрения поиска оптимального варианта системы.</text:p>
            </text:list-item>
            <text:list-item>
              <text:p text:style-name="P82">Имитационное моделирование --- зачастую единственный способ моделирования сложных систем на этапе их проектирования.</text:p>
            </text:list-item>
          </text:list>
        </text:list-item>
        <text:list-item>
          <text:p text:style-name="P83">Недостатки</text:p>
          <text:list>
            <text:list-item>
              <text:p text:style-name="P77"><text:span text:style-name="T86">Решение носит ч</text:span><text:span text:style-name="T87">а</text:span><text:span text:style-name="T86">стный <text:s/>характер </text:span><text:span text:style-name="T87">для каких-то начальных условий. </text:span><text:span text:style-name="T88">Поэтому для полного аналази характеристик системы приходится многократно воспроизводить, <text:s/>варьируя условия задачи.</text:span></text:p>
            </text:list-item>
          </text:list>
        </text:list-item>
      </text:list>
      <text:p text:style-name="P84"/>
      <text:h text:style-name="Heading_20_2" text:outline-level="2"><text:soft-page-break/><text:span text:style-name="T89">Э</text:span><text:span text:style-name="T90">фф</text:span><text:span text:style-name="T89">ективность машинного моделирования</text:span></text:h>
      <text:p text:style-name="P85">Есть много критериев.</text:p>
      <text:p text:style-name="P86">Точность и достоверность результатов, временем построения и работы с моделью М, затраты машинных ресурсов, стоимость разработки и эксплуаации модели.</text:p>
      <text:p text:style-name="P86"/>
      <text:p text:style-name="P87">Наилучшее-- сверка с реальными испытании.</text:p>
      <text:p text:style-name="P37"><text:span text:style-name="T91">Статистический подход позволяет с определённой степенью точности получить некоторые усреднённыехарактеристики поведения системы.</text:span><text:span text:style-name="T92">Существенное влияне на точность – сколько раз вовторили эксперимент. Можно оценить необходимое число реализаций производимого случайного процесса.</text:span></text:p>
      <text:p text:style-name="P88"/>
      <text:p text:style-name="P38"><text:span text:style-name="T92">Существенный показатель эффективности – затраты времени на ввод и вывод данных, </text:span><text:span text:style-name="T93">вычислений.</text:span></text:p>
      <text:p text:style-name="P89"/>
      <text:p text:style-name="P89"/>
      <text:p text:style-name="P89"/>
      <text:h text:style-name="P186" text:outline-level="1">Математические схемы моделирования систем.</text:h>
      <text:p text:style-name="P90">Пока что отложим.</text:p>
      <text:p text:style-name="P91"/>
      <text:p text:style-name="P91"/>
      <text:h text:style-name="P187" text:outline-level="1">Создание моделей в GPSS World.</text:h>
      <text:p text:style-name="P92">General purporse simulation system.</text:p>
      <text:p text:style-name="P39"><text:span text:style-name="T94">Разработан давно ( в 60х гоодах). </text:span><text:span text:style-name="T95">Джеффри Гордон, IBM сделал.</text:span></text:p>
      <text:p text:style-name="P93"/>
      <text:p text:style-name="P40"><text:span text:style-name="T96">Любую сложную систему можно представить как совокупность элементарных абстрактных </text:span><text:span text:style-name="T97">объектов</text:span><text:span text:style-name="T96"> – функционирующих процессов моделирования. </text:span></text:p>
      <text:p text:style-name="P94">Совокупность всех объектов – имитационная модель.</text:p>
      <text:p text:style-name="P95">Каждый объект хараетеризуется некоторыми свойствами (СЧА – стандартные числовые аттрибуты).</text:p>
      <text:p text:style-name="P96">Основные типы объектов – блоки и транзакты.</text:p>
      <text:p text:style-name="P41"><text:span text:style-name="T98">Транзакт – заявка на обслуживание, которая двигается по системе </text:span><text:span text:style-name="T99">(динамические объекты). </text:span><text:span text:style-name="T100">Подлежит обработке.</text:span></text:p>
      <text:p text:style-name="P97">Блоки – статческие объекты ( статические объекты). Канал обслуживания и тд.</text:p>
      <text:p text:style-name="P97"/>
      <text:p text:style-name="P98"><text:soft-page-break/>Моделирование – продвижение многих ранзактов от одного блока к другому. <text:s/></text:p>
      <text:p text:style-name="P98">Последовательность блоков показывает направление перемещения транзактов.</text:p>
      <text:p text:style-name="P72"/>
      <text:p text:style-name="P21"><text:span text:style-name="T101">У транзакта есть имя или номер, время создания, текущее модельное время, номер текущего блока, в котором находится, </text:span><text:span text:style-name="T102">номер следующего блока, В который идёт, <text:s/>время начала продвижения, приоритет его,параметры транзакта.</text:span></text:p>
      <text:p text:style-name="P99">Перемещение от блока к блоку до тех пор, пока:</text:p>
      <text:p text:style-name="P99">1) блок реализует задержку на некоторое время транзакта.Ы</text:p>
      <text:p text:style-name="P100">2) блок, в который зашли, должен удалять транзакты (окончание системы, например)</text:p>
      <text:p text:style-name="P100">3) устройство занято, так что не можем войти.</text:p>
      <text:p text:style-name="P100"/>
      <text:p text:style-name="P101">Общая схема программы.</text:p>
      <text:p text:style-name="P101">Generate → …. → Terminate.</text:p>
      <text:p text:style-name="P101"/>
      <text:p text:style-name="P102">Устройства. </text:p>
      <text:p text:style-name="P23"><text:span text:style-name="T103">Аналоги обслуживающих уствройства реальых систем –- 1 <text:s/></text:span><text:span text:style-name="T104">(1 заявка <text:s/>обрабатывается одновременне)</text:span><text:span text:style-name="T103">и много-канальные </text:span><text:span text:style-name="T104">(больше одной) </text:span><text:span text:style-name="T103">уствройства.</text:span></text:p>
      <text:p text:style-name="P103"/>
      <text:p text:style-name="P104">Логические ключи. </text:p>
      <text:p text:style-name="P104">2 состояния у объектов: включен и выключен.</text:p>
      <text:p text:style-name="P22"><text:span text:style-name="T105">Управление ими через транзакты. </text:span><text:span text:style-name="T106">Может вкллючить, или сбросить его .</text:span></text:p>
      <text:p text:style-name="P105"/>
      <text:p text:style-name="P106">Переменные.</text:p>
      <text:p text:style-name="P24"><text:span text:style-name="T107">Арифметические для вычисления арифмеических выражений. </text:span><text:span text:style-name="T108"># – знак деления. </text:span><text:span text:style-name="T109">Могут привлекаться библиотеки (системные и пользовательсвие</text:span><text:span text:style-name="T110">).</text:span></text:p>
      <text:p text:style-name="P25"><text:span text:style-name="T110">Булевы переменные позволяют проверять несколько </text:span><text:span text:style-name="T111">условий </text:span><text:span text:style-name="T110">одновременно, </text:span><text:span text:style-name="T111">исзожя из состояния обекта и СЧА.</text:span></text:p>
      <text:p text:style-name="P107"/>
      <text:p text:style-name="P26"><text:span text:style-name="T112">Функции – объекты GPSS. Можно создавать <text:s/>непрерывную и дискретную связиь. </text:span><text:span text:style-name="T113">Может понадобиться для </text:span><text:span text:style-name="T114">создания случайного закона </text:span><text:span text:style-name="T113">распредения.</text:span></text:p>
      <text:p text:style-name="P17"/>
      <text:p text:style-name="P27"><text:span text:style-name="T115">Ячейки. Сохраняют некоторую численную операцию.. Пишут туда транзакты. </text:span><text:span text:style-name="T116">Выделяют ячейки сохраняемых величин, матрицы ячеек СВ.</text:span></text:p>
      <text:p text:style-name="P28"><text:soft-page-break/><text:span text:style-name="T117">Они глобальны и доступны из любой части мо</text:span><text:span text:style-name="T118">дели.</text:span></text:p>
      <text:p text:style-name="P108"/>
      <text:p text:style-name="P109">Очереди.</text:p>
      <text:p text:style-name="P29"><text:span text:style-name="T119">Обычно, FIFO. </text:span><text:span text:style-name="T120">Так что о ней только полная статистическая информация.</text:span></text:p>
      <text:p text:style-name="P30"><text:span text:style-name="T121">Можно и другую очередь написать. </text:span><text:span text:style-name="T122">Для этого используются списки пользователей, который помогают осуществить синхронизацию движения разныхт ранзакций модели.</text:span></text:p>
      <text:p text:style-name="P110"/>
      <text:p text:style-name="P31"><text:span text:style-name="T123">Таблицы. Собирают и регистрирюуют </text:span><text:span text:style-name="T124">различного </text:span><text:span text:style-name="T123">данные <text:s/></text:span><text:span text:style-name="T124">и статистические операци</text:span></text:p>
      <text:p text:style-name="P17"/>
      <text:p text:style-name="P111">Операторы:</text:p>
      <text:p text:style-name="P112"/>
      <text:list xml:id="list7488096118486037869" text:style-name="L5">
        <text:list-item>
          <text:p text:style-name="P113">Блоки</text:p>
        </text:list-item>
        <text:list-item>
          <text:p text:style-name="P113">Операторы рписания данных</text:p>
        </text:list-item>
        <text:list-item>
          <text:p text:style-name="P113">Комманда GPSS</text:p>
        </text:list-item>
      </text:list>
      <text:p text:style-name="P32"><text:span text:style-name="T125">Для ссылки на числа, блоки и числа – имена – обычное именование </text:span><text:span text:style-name="T126">[</text:span><text:span text:style-name="T125">^</text:span><text:span text:style-name="T126">(</text:span><text:span text:style-name="T125">a-zA-Z</text:span><text:span text:style-name="T126">)</text:span><text:span text:style-name="T125">_1-</text:span><text:span text:style-name="T126">9]{+}</text:span></text:p>
      <text:p text:style-name="P114"/>
      <text:p text:style-name="P115">Опеаторы.</text:p>
      <text:p text:style-name="P116">Общий вормат [Метка] оператор операнды [;комментарии]</text:p>
      <text:p text:style-name="P117">Метка для goto</text:p>
      <text:p text:style-name="P117">Оператор – его имя.</text:p>
      <text:p text:style-name="P33"><text:span text:style-name="T127">Операнды – фнфа для транзактов. </text:span><text:span text:style-name="T128">Задают инфор, специфичного для данного блока. </text:span><text:span text:style-name="T129">Значение определяет префикс имени блока.</text:span></text:p>
      <text:p text:style-name="P118"/>
      <text:h text:style-name="P193" text:outline-level="2">Generate</text:h>
      <text:p text:style-name="P42"><text:span text:style-name="T131">Вводит транзакты в модель. </text:span><text:span text:style-name="T130">Если ничего не задаём, то функция распределения константа. </text:span></text:p>
      <text:p text:style-name="P119">Блок Split выдаёт заданное число копий, вошедших в блок.</text:p>
      <text:p text:style-name="P120">Generate [a],[b],[c],[d],[e]</text:p>
      <text:p text:style-name="P34"><text:span text:style-name="T132">a — матожидание интервала поступления транзакций. <text:s/>Default 0. </text:span><text:span text:style-name="T134">Можно стандартный числовой аттбирут. СЧА.</text:span></text:p>
      <text:p text:style-name="P35"><text:span text:style-name="T133">b — разброос. </text:span><text:span text:style-name="T135">Можно СЧА. </text:span><text:span text:style-name="T136">(сигма). </text:span><text:span text:style-name="T137">По умолчанию 0.</text:span></text:p>
      <text:p text:style-name="P121">C — смещение интервалов, момент времени, в который в блоке появляется первый транзакт. По умолчанию 0.</text:p>
      <text:p text:style-name="P122">d — ограничение количества транзактов, который могут войти в блок через данный блок. По умолчанию inf.</text:p>
      <text:p text:style-name="P36"><text:soft-page-break/><text:span text:style-name="T137">E — уроверь приоритета транзакта. </text:span><text:span text:style-name="T138">(0-127, по умолчанию 0). Для очередей с приоритетами.</text:span></text:p>
      <text:p text:style-name="P123"/>
      <text:h text:style-name="P194" text:outline-level="2">Блок Terminate</text:h>
      <text:p text:style-name="P43"><text:span text:style-name="T139">Освобождается память, выделенная под транзакт. </text:span><text:span text:style-name="T140">В модели может быть сколько-угодно может быть этих блоков.</text:span></text:p>
      <text:p text:style-name="P124">Параметры: </text:p>
      <text:p text:style-name="P124">A – задаёт величину уменьшения счётчика <text:s/>завершения. По умолчанию 0.</text:p>
      <text:p text:style-name="P122"/>
      <text:h text:style-name="Heading_20_2" text:outline-level="2"><text:span text:style-name="T141">Одноканальные устройства</text:span></text:h>
      <text:p text:style-name="P125"><text:span text:style-name="T141">В каждый момент времени обрабатывается только один транзакт (заявка). </text:span></text:p>
      <text:p text:style-name="P125"><text:span text:style-name="T141">Если некуда войти, то идёт отказ заявки, иначе идёт в очередь обработки. </text:span></text:p>
      <text:p text:style-name="P125"><text:span text:style-name="T141"/></text:p>
      <text:p text:style-name="P125"><text:span text:style-name="T141">Операнд </text:span><text:span text:style-name="T6">Seize А</text:span></text:p>
      <text:p text:style-name="P126"><text:span text:style-name="T141">А — имя занимаемого устройства. Задаём сами. Числа — положительные целые, если символьный, то обычные правила именования.</text:span></text:p>
      <text:p text:style-name="P127"><text:span text:style-name="T142">Если устройство занято, то транзакт не может войти, и ждёт очереди.</text:span></text:p>
      <text:p text:style-name="P128"><text:span text:style-name="T143"/></text:p>
      <text:p text:style-name="P128"><text:span text:style-name="T143">Операнд </text:span><text:span text:style-name="T7">Release A</text:span></text:p>
      <text:p text:style-name="P128"><text:span text:style-name="T143">Освобождает устройство. Меняет состояние на «свободен».</text:span></text:p>
      <text:p text:style-name="P128"><text:span text:style-name="T143"/></text:p>
      <text:p text:style-name="P129"><text:span text:style-name="T8">Задержка во времени</text:span><text:span text:style-name="T144">. Опреанд Advance.</text:span><text:span text:style-name="T145"> Продвигает часы модельного времени на некоторую величину. Может иметь другие виды распределения, нежели равномерное.</text:span></text:p>
      <text:p text:style-name="P137"><text:span text:style-name="T145">Advance A=0[,B</text:span><text:span text:style-name="T145">]</text:span></text:p>
      <text:p text:style-name="P130"><text:span text:style-name="T145">A — среднее время на обслуживание</text:span></text:p>
      <text:p text:style-name="P130"><text:span text:style-name="T145">B — половина поля допуска в равномерном распределении.</text:span></text:p>
      <text:p text:style-name="P131"><text:span text:style-name="T146">Одновременно в нём может быть любое количество транзактов, вновь прибывший и сидящий независимы. </text:span><text:span text:style-name="T147">Задержка может располагаться в любом месте программы.</text:span></text:p>
      <text:p text:style-name="P131"><text:span text:style-name="T147"/></text:p>
      <text:p text:style-name="P151"><text:span text:style-name="T148">Сбор статистики при ожидании.</text:span></text:p>
      <text:p text:style-name="P132"><text:span text:style-name="T148">Есть возможность автоматического сбора параметров ожидания, которое происходит время от времени в модели.</text:span></text:p>
      <text:p text:style-name="P132"><text:span text:style-name="T148">Используется 2 блока: Queue и Depart.</text:span></text:p>
      <text:p text:style-name="P132"><text:span text:style-name="T148">При использовании регистратора очереди собираются какие-то там сведения.</text:span></text:p>
      <text:p text:style-name="P132"><text:span text:style-name="T148"/></text:p>
      <text:p text:style-name="P132"><text:soft-page-break/><text:span text:style-name="T148">Блок </text:span><text:span text:style-name="T9">Queue</text:span><text:span text:style-name="T148">.</text:span></text:p>
      <text:p text:style-name="P138"><text:span text:style-name="T148">Queue A[,B=1]</text:span></text:p>
      <text:p text:style-name="P132"><text:span text:style-name="T148">А — имя очереди, которую ждёт</text:span></text:p>
      <text:p text:style-name="P132"><text:span text:style-name="T148">B — число единиц, на которые увеличивается длина очереди</text:span></text:p>
      <text:p text:style-name="P132"><text:span text:style-name="T148">При входе туда счётчик входа увеличивается. Значение хранится в Q$имя_очереди</text:span></text:p>
      <text:p text:style-name="P132"><text:span text:style-name="T148"/></text:p>
      <text:p text:style-name="P132"><text:span text:style-name="T148">Блок </text:span><text:span text:style-name="T9">Depart</text:span><text:span text:style-name="T148">.</text:span></text:p>
      <text:p text:style-name="P138"><text:span text:style-name="T148">Depart A[,B=1]</text:span></text:p>
      <text:p text:style-name="P132"><text:span text:style-name="T148">Аналогично, только уменьшает.</text:span></text:p>
      <text:p text:style-name="P132"><text:span text:style-name="T148">Есть нулевые вхождения – когда зареджка в очереди нулевая. Тогда он не вычитается, и записывается в отдельный список.</text:span></text:p>
      <text:p text:style-name="P132"><text:span text:style-name="T148"/></text:p>
      <text:h text:style-name="Heading_20_2" text:outline-level="2"><text:span text:style-name="T149">Многоканальные устройства.</text:span></text:h>
      <text:p text:style-name="P153"><text:span text:style-name="T149">Параллельно несколько транзакций обрабатывается. Количество устройств задаётся пользователем.</text:span></text:p>
      <text:p text:style-name="P153"><text:span text:style-name="T149">Транзакт ожидает очереди, затем занимает устройство (Enter), первое освободившееся, затем он обслуживается , и потом выходит (Leave)</text:span><text:span text:style-name="T150">.</text:span></text:p>
      <text:p text:style-name="P132"><text:span text:style-name="T148"/></text:p>
      <text:p text:style-name="P139"><text:span text:style-name="T151">Enter A[,B=1]</text:span></text:p>
      <text:p text:style-name="P134"><text:span text:style-name="T151">А — имя</text:span></text:p>
      <text:p text:style-name="P134"><text:span text:style-name="T151">B — количество занимаемых одновременно устройств одной заявкой.</text:span></text:p>
      <text:p text:style-name="P132"><text:span text:style-name="T148"/></text:p>
      <text:p text:style-name="P139"><text:span text:style-name="T151">Leave A[,B=1]</text:span></text:p>
      <text:p text:style-name="P134"><text:span text:style-name="T151">Когда транзакт входит в leave, уменьшается сожердимое МКУ на B. Ну, просто освобождает B станков.</text:span></text:p>
      <text:p text:style-name="P134"><text:span text:style-name="T151"/></text:p>
      <text:p text:style-name="P134"><text:span text:style-name="T151"><text:s/></text:span><text:span text:style-name="T152">Если организована очередь, то нам нужен накопитель. </text:span></text:p>
      <text:p text:style-name="P134"><text:span text:style-name="T152"/></text:p>
      <text:p text:style-name="P133"><text:span text:style-name="T153">[</text:span><text:span text:style-name="T152">&lt;метка&gt;</text:span><text:span text:style-name="T153">]</text:span><text:span text:style-name="T152"> Storage A</text:span></text:p>
      <text:p text:style-name="P135"><text:span text:style-name="T153">Должно быть описано множество устройств, входящих в утрройство, или ёмкость его.</text:span></text:p>
      <text:p text:style-name="P135"><text:span text:style-name="T153">Метка – символическое имя МКУ. А — ёмкость его.</text:span></text:p>
      <text:p text:style-name="P135"><text:span text:style-name="T153"/></text:p>
      <text:p text:style-name="P136"><text:span text:style-name="T154">Есть возможность переопределять ёмкость устройств за 1 этап моделирования меду прогонами. Для этого между Start-ами прогонов вводят новое определение ёмкостей.</text:span></text:p>
      <text:p text:style-name="P136"><text:span text:style-name="T154"/></text:p>
      <text:h text:style-name="Heading_20_2" text:outline-level="2"><text:soft-page-break/><text:span text:style-name="T154">Переменные</text:span></text:h>
      <text:list xml:id="list4882801404540822979" text:style-name="L6">
        <text:list-item>
          <text:p text:style-name="P155"><text:span text:style-name="T154">Арифметические</text:span></text:p>
        </text:list-item>
        <text:list-item>
          <text:p text:style-name="P155"><text:span text:style-name="T154">С плавающей точкой</text:span></text:p>
        </text:list-item>
        <text:list-item>
          <text:p text:style-name="P155"><text:span text:style-name="T154">Булевы</text:span></text:p>
        </text:list-item>
      </text:list>
      <text:p text:style-name="P154"><text:span text:style-name="T154"/></text:p>
      <text:p text:style-name="P152"><text:span text:style-name="T154">Арифметические. </text:span></text:p>
      <text:p text:style-name="P140"><text:span text:style-name="T154">&lt;метка&gt; Variable A</text:span></text:p>
      <text:p text:style-name="P154"><text:span text:style-name="T154">метка-- имя, А — выражение для вычисления переменной.</text:span></text:p>
      <text:p text:style-name="P156"><text:span text:style-name="T155">Обращение к ней как V$имя или Vномер. </text:span><text:span text:style-name="T156">Доллар для того, чтобы отличать, где имя, а где номер.</text:span></text:p>
      <text:p text:style-name="P156"><text:span text:style-name="T155">V – СЧА переменной.</text:span></text:p>
      <text:p text:style-name="P157"><text:span text:style-name="T156">Пробелы между символами выражения не допускаются, скобки можно ставить,</text:span></text:p>
      <text:p text:style-name="P157"><text:span text:style-name="T156"/></text:p>
      <text:p text:style-name="P157"><text:span text:style-name="T10">С плавающей точкой</text:span><text:span text:style-name="T156"> – Fvariable. В остальном же идентичны. </text:span><text:span text:style-name="T157">СЧА тут такой же.</text:span></text:p>
      <text:p text:style-name="P157"><text:span text:style-name="T157"/></text:p>
      <text:p text:style-name="P158"><text:span text:style-name="T11">Булевы</text:span><text:span text:style-name="T158">. Bvariable. Логическое выражение из разных сча и других булевых переменных. Преобразуется в 0 или 1 в конце.</text:span></text:p>
      <text:p text:style-name="P159"><text:span text:style-name="T159">И есть табличка логических выражений для проверки заполненности и тд устройств.</text:span></text:p>
      <text:p text:style-name="P159"><text:span text:style-name="T159"/></text:p>
      <text:p text:style-name="P159"><text:span text:style-name="T159">Операторы сравнений – буквы в кавычках.</text:span></text:p>
      <text:p text:style-name="P159"><text:span text:style-name="T159">«G», «L», «E», «NE», «LE», «GE»</text:span></text:p>
      <text:p text:style-name="P159"><text:span text:style-name="T159"/></text:p>
      <text:p text:style-name="P160"><text:span text:style-name="T160">Булевы операторы:</text:span></text:p>
      <text:p text:style-name="P160"><text:span text:style-name="T160">«AND», «OR»</text:span></text:p>
      <text:p text:style-name="P160"><text:span text:style-name="T160"/></text:p>
      <text:p text:style-name="P161"><text:span text:style-name="T161">Операции</text:span></text:p>
      <text:p text:style-name="P162"><text:span text:style-name="T162">+, -, # умножение, ^ степень, <text:s/>/ деление, \ деление нацело</text:span><text:span text:style-name="T163">, @ модуль.</text:span></text:p>
      <text:p text:style-name="P162"><text:span text:style-name="T163"/></text:p>
      <text:h text:style-name="Heading_20_2" text:outline-level="2"><text:span text:style-name="T164">Функции</text:span></text:h>
      <text:p text:style-name="P163"><text:span text:style-name="T165">5 типов функций</text:span></text:p>
      <text:list xml:id="list842255319360274589" text:style-name="L7">
        <text:list-item>
          <text:p text:style-name="P164"><text:span text:style-name="T165">дискретная числовая</text:span></text:p>
        </text:list-item>
        <text:list-item>
          <text:p text:style-name="P164"><text:span text:style-name="T165">непр числовая</text:span></text:p>
        </text:list-item>
        <text:list-item>
          <text:p text:style-name="P164"><text:span text:style-name="T165">табличная числовая</text:span></text:p>
        </text:list-item>
        <text:list-item>
          <text:p text:style-name="P164"><text:span text:style-name="T165">дискретная атрибутивная</text:span></text:p>
        </text:list-item>
        <text:list-item>
          <text:p text:style-name="P164"><text:soft-page-break/><text:span text:style-name="T165">табличная атрибутивная</text:span></text:p>
        </text:list-item>
      </text:list>
      <text:p text:style-name="P163"><text:span text:style-name="T165"><text:s/></text:span></text:p>
      <text:p text:style-name="P165"><text:span text:style-name="T166">Задание функции:</text:span></text:p>
      <text:p text:style-name="P165"><text:span text:style-name="T166">метка Function <text:s/>A,B</text:span></text:p>
      <text:p text:style-name="P166"><text:span text:style-name="T167">A = аргумент или сча</text:span></text:p>
      <text:p text:style-name="P166"><text:span text:style-name="T167">B = Dn или Cn. Дискретная D, непр — C. N – число различных значений, получаемых функцией для дискретной, отрезки, на которых она задана. Для непрерыной — число, на 1 большее числа отрезков, составляющих функцию.</text:span></text:p>
      <text:p text:style-name="P166"><text:span text:style-name="T167">За ней в скобках пары значений идут в скобках.</text:span></text:p>
      <text:p text:style-name="P166"><text:span text:style-name="T167"/></text:p>
      <text:h text:style-name="Heading_20_2" text:outline-level="2"><text:span text:style-name="T167">Стандартные числовые атрибуты (СЧА</text:span><text:span text:style-name="T168">)</text:span><text:span text:style-name="T167">.</text:span></text:h>
      <text:p text:style-name="P167"><text:span text:style-name="T168">Аттрибуты делятся на 2 вида: аттрибуты системы и аттрибуты транзактов.</text:span></text:p>
      <text:p text:style-name="P167"><text:span text:style-name="T168">Аттр блоков – описывают текущие состояние устройств и тд. Текущая длина очереди, загрузка устройств и тд.</text:span></text:p>
      <text:p text:style-name="P167"><text:span text:style-name="T168">У транзактов тоже есть</text:span></text:p>
      <text:p text:style-name="P167"><text:span text:style-name="T168">А у обычных объектов есть стандартные числовые аттрибуты.</text:span></text:p>
      <text:p text:style-name="P167"><text:span text:style-name="T168"/></text:p>
      <text:p text:style-name="P168"><text:span text:style-name="T169">W$block – текущее количество транзакций блоков</text:span></text:p>
      <text:p text:style-name="P168"><text:span text:style-name="T169">N$block – сколько вообще вошло в блок с последнего reset или clear</text:span></text:p>
      <text:p text:style-name="P168"><text:span text:style-name="T169"/></text:p>
      <text:p text:style-name="P169"><text:span text:style-name="T170">Как менять значения параметров транзактов?</text:span></text:p>
      <text:p text:style-name="P141"><text:span text:style-name="T170">Assign A[+|-],B[,C]</text:span></text:p>
      <text:p text:style-name="P169"><text:span text:style-name="T170">A — имя параметра нового или модифицируемого. </text:span></text:p>
      <text:p text:style-name="P169"><text:span text:style-name="T170">B — величина. </text:span><text:span text:style-name="T171">(+ увеличиваем на b, - уменьшаем, </text:span><text:span text:style-name="T172">иначе замещаем</text:span><text:span text:style-name="T171">)</text:span></text:p>
      <text:p text:style-name="P169"><text:span text:style-name="T170">С — имя функции.</text:span></text:p>
      <text:p text:style-name="P170"><text:span text:style-name="T172">Если есть С, то мы изменяем на B#C <text:s/>(результат вызова процедуры С)</text:span></text:p>
      <text:p text:style-name="P170"><text:span text:style-name="T172"/></text:p>
      <text:p text:style-name="P170"><text:span text:style-name="T172"/></text:p>
      <text:p text:style-name="P171"><text:span text:style-name="T12">Отметка времени</text:span><text:span text:style-name="T173">. Блок Mark/.</text:span></text:p>
      <text:p text:style-name="P142"><text:span text:style-name="T174">Mark [A]</text:span></text:p>
      <text:p text:style-name="P172"><text:span text:style-name="T174"/></text:p>
      <text:p text:style-name="P172"><text:span text:style-name="T174">Каждый раз, когда <text:s/>транзакт входит в блок, делается отметка. Транзиткон время-- время прохода между точками модели. </text:span></text:p>
      <text:p text:style-name="P172"><text:span text:style-name="T174">Для этого можем использовать mark.</text:span></text:p>
      <text:p text:style-name="P173"><text:span text:style-name="T175">Он заносит значение таймера в стандартный параметр транзакта, или в указанный (А). </text:span><text:span text:style-name="T176">При отсутсвии А, отметка времени заменяется текущим значением абсолютного времени.</text:span></text:p>
      <text:p text:style-name="P173"><text:soft-page-break/><text:span text:style-name="T176"/></text:p>
      <text:h text:style-name="Heading_20_2" text:outline-level="2"><text:span text:style-name="T177">Циклы.</text:span></text:h>
      <text:p text:style-name="P143"><text:span text:style-name="T177">Loop A[,B]</text:span></text:p>
      <text:p text:style-name="P174"><text:span text:style-name="T177">А – сколько раз повторить</text:span></text:p>
      <text:p text:style-name="P174"><text:span text:style-name="T177">B – метка начального блока цикла.</text:span></text:p>
      <text:p text:style-name="P174"><text:span text:style-name="T177"/></text:p>
      <text:h text:style-name="Heading_20_2" text:outline-level="2"><text:span text:style-name="T178">Сохраняемые величины.</text:span></text:h>
      <text:p text:style-name="P175"><text:span text:style-name="T178">Глобальные переменные, значения которых задаются заранее, и к которым можем обратиться в любое время.</text:span></text:p>
      <text:p text:style-name="P144"><text:span text:style-name="T178">Initial A[,B=1]</text:span></text:p>
      <text:p text:style-name="P176"><text:span text:style-name="T179">Создаёт</text:span></text:p>
      <text:p text:style-name="P175"><text:span text:style-name="T178">А — имя сохр величины</text:span></text:p>
      <text:p text:style-name="P175"><text:span text:style-name="T178">B — начальное значение</text:span></text:p>
      <text:p text:style-name="P175"><text:span text:style-name="T178"/></text:p>
      <text:p text:style-name="P145"><text:span text:style-name="T179">Savevalue A[+|-], B</text:span></text:p>
      <text:p text:style-name="P176"><text:span text:style-name="T179">Похож на assign</text:span></text:p>
      <text:p text:style-name="P176"><text:span text:style-name="T179"/></text:p>
      <text:p text:style-name="P148"><text:span text:style-name="T180">метка Matrix A,B,C,[d],[e],[f],[g]</text:span></text:p>
      <text:p text:style-name="P177"><text:span text:style-name="T180">А — не используется</text:span></text:p>
      <text:p text:style-name="P177"><text:span text:style-name="T180">B — размерность первая (строки)</text:span></text:p>
      <text:p text:style-name="P177"><text:span text:style-name="T180">С — вторая размерность (столбцы)</text:span></text:p>
      <text:p text:style-name="P177"><text:span text:style-name="T180">следующие – размерности выше.</text:span></text:p>
      <text:p text:style-name="P177"><text:span text:style-name="T180"/></text:p>
      <text:p text:style-name="P149"><text:span text:style-name="T181">Msavevalue A[+|-] B,C,D</text:span></text:p>
      <text:p text:style-name="P178"><text:span text:style-name="T181">меныяет матрицу</text:span></text:p>
      <text:p text:style-name="P178"><text:span text:style-name="T182">A </text:span><text:span text:style-name="T181">куда, <text:s/></text:span><text:span text:style-name="T182">B </text:span><text:span text:style-name="T181">строка, </text:span><text:span text:style-name="T182">C</text:span><text:span text:style-name="T181"> столбец, </text:span><text:span text:style-name="T182">D </text:span><text:span text:style-name="T181">что</text:span></text:p>
      <text:p text:style-name="P178"><text:span text:style-name="T181"/></text:p>
      <text:p text:style-name="P150"><text:span text:style-name="T183">Test X A,B[,C]</text:span></text:p>
      <text:p text:style-name="P179"><text:span text:style-name="T183">Как условие в некотором роде</text:span></text:p>
      <text:p text:style-name="P179"><text:span text:style-name="T183">A <text:s/>- СЧА</text:span></text:p>
      <text:p text:style-name="P179"><text:span text:style-name="T183">B - СЧА</text:span></text:p>
      <text:p text:style-name="P179"><text:span text:style-name="T183">C — имя блока, в который переходи ттранзакт, что ответ на вопрос оператора отношения отрицительный</text:span></text:p>
      <text:p text:style-name="P180"><text:span text:style-name="T184">X — оператор отношения.</text:span></text:p>
      <text:p text:style-name="P180"><text:span text:style-name="T184"/></text:p>
      <text:p text:style-name="P180"><text:span text:style-name="T184"/></text:p>
      <text:p text:style-name="P147"><text:soft-page-break/><text:span text:style-name="T185">Priority A[,B]</text:span></text:p>
      <text:p text:style-name="P182"><text:span text:style-name="T186">Меняем приоритет от 0 до 127.</text:span></text:p>
      <text:p text:style-name="P182"><text:span text:style-name="T186">А — новое значение приоритета.</text:span></text:p>
      <text:p text:style-name="P182"><text:span text:style-name="T186">B — позволяет поместить транзакт в буфер позади равных ему по приоритету.</text:span></text:p>
      <text:p text:style-name="P182"><text:span text:style-name="T186"/></text:p>
      <text:p text:style-name="P146"><text:span text:style-name="T187">Метка Table A,B,C,D</text:span></text:p>
      <text:p text:style-name="P183"><text:span text:style-name="T187">Для статистики нужны таблицы.</text:span></text:p>
      <text:p text:style-name="P183"><text:span text:style-name="T187">A элемент данных, значение которого учитывается в таблице</text:span></text:p>
      <text:p text:style-name="P183"><text:span text:style-name="T187">B первое граничное значение</text:span></text:p>
      <text:p text:style-name="P183"><text:span text:style-name="T187">C ширина всех промежуточных интервалв</text:span></text:p>
      <text:p text:style-name="P183"><text:span text:style-name="T187">D общее число интервалов таблицы</text:span></text:p>
      <text:p text:style-name="P181"><text:span text:style-name="T185"/></text:p>
      <text:p text:style-name="P174"><text:span text:style-name="T177"/></text:p>
      <text:p text:style-name="P174"><text:span text:style-name="T1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ookman Old Style" svg:font-family="'Bookman Old Style'" style:font-adornments="Обычный" style:font-family-generic="roman" style:font-pitch="variable"/>
    <style:font-face style:name="Bookman Old Style1" svg:font-family="'Bookman Old Style'" style:font-adornments="Полужирный" style:font-family-generic="roman" style:font-pitch="variable"/>
    <style:font-face style:name="Bookman Old Style2" svg:font-family="'Bookman Old Style'" style:font-adornments="Полужирный Курсив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style:contextual-spacing="false" fo:line-height="100%" fo:text-align="justify" style:justify-single-word="false" fo:orphans="2" fo:widows="2" style:writing-mode="lr-tb"/>
      <style:text-properties style:use-window-font-color="true" style:font-name="Georgia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Bookman Old Style" fo:font-weight="250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cm" fo:margin-bottom="0.423cm" style:contextual-spacing="false" fo:text-align="center" style:justify-single-word="false" fo:keep-together="always" fo:keep-with-next="always"/>
      <style:text-properties style:font-name="Bookman Old Style1" fo:font-size="14pt" fo:font-weight="600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423cm" style:contextual-spacing="false" fo:text-align="start" style:justify-single-word="false" fo:keep-together="always" fo:keep-with-next="always"/>
      <style:text-properties style:font-name="Bookman Old Style2" fo:font-size="13pt" fo:font-style="italic" fo:font-weight="600" style:font-size-asian="13pt" style:font-style-asian="italic" style:font-weight-asian="bold" style:font-size-complex="13pt" style:font-weight-complex="bold"/>
    </style:style>
    <style:style style:name="No_20_Spacing" style:display-name="No Spacing" style:family="paragraph" style:default-outline-level="1" style:list-style-name="">
      <style:paragraph-properties fo:margin-top="0cm" fo:margin-bottom="0.423cm" style:contextual-spacing="false" fo:line-height="100%" fo:text-align="center" style:justify-single-word="false" fo:orphans="2" fo:widows="2" style:writing-mode="lr-tb"/>
      <style:text-properties style:use-window-font-color="true" style:font-name="Georgia" fo:font-size="16pt" fo:font-style="italic" fo:font-weight="bold" style:font-size-asian="16pt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Georgia" fo:font-size="14pt" fo:font-weight="bold" style:font-size-asian="14pt" style:font-weight-asian="bold" style:font-size-complex="14pt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size="13pt" fo:font-style="italic" fo:font-weight="bold" style:font-size-asian="13pt" style:font-style-asian="italic" style:font-weight-asian="bold" style:font-size-complex="13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слицын Илья</meta:initial-creator>
    <meta:editing-cycles>893</meta:editing-cycles>
    <meta:creation-date>2012-10-08T07:35:00</meta:creation-date>
    <dc:date>2013-09-19T13:16:03</dc:date>
    <meta:editing-duration>PT21H25M31S</meta:editing-duration>
    <meta:generator>LibreOffice/4.0.2.2$Linux_X86_64 LibreOffice_project/400m0$Build-2</meta:generator>
    <meta:document-statistic meta:table-count="0" meta:image-count="0" meta:object-count="0" meta:page-count="14" meta:paragraph-count="268" meta:word-count="2489" meta:character-count="18796" meta:non-whitespace-character-count="1651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